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Tahoma" svg:font-family="Tahoma"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006cm" table:align="center" style:writing-mode="lr-tb"/>
    </style:style>
    <style:style style:name="Tabla1.A" style:family="table-column">
      <style:table-column-properties style:column-width="2.413cm"/>
    </style:style>
    <style:style style:name="Tabla1.B" style:family="table-column">
      <style:table-column-properties style:column-width="2.54cm"/>
    </style:style>
    <style:style style:name="Tabla1.C" style:family="table-column">
      <style:table-column-properties style:column-width="6.826cm"/>
    </style:style>
    <style:style style:name="Tabla1.D" style:family="table-column">
      <style:table-column-properties style:column-width="4.226cm"/>
    </style:style>
    <style:style style:name="Tabla1.1" style:family="table-row">
      <style:table-row-properties style:min-row-height="0.624cm" fo:keep-together="auto"/>
    </style:style>
    <style:style style:name="Tabla1.A1" style:family="table-cell">
      <style:table-cell-properties style:vertical-align="bottom" fo:padding-left="0.191cm" fo:padding-right="0.191cm" fo:padding-top="0cm" fo:padding-bottom="0cm" fo:border-left="1pt solid #00ffff" fo:border-right="none" fo:border-top="1pt solid #00ffff" fo:border-bottom="2.5pt solid #00ffff" style:writing-mode="lr-tb"/>
    </style:style>
    <style:style style:name="Tabla1.B1" style:family="table-cell">
      <style:table-cell-properties style:vertical-align="top" fo:padding-left="0.191cm" fo:padding-right="0.191cm" fo:padding-top="0cm" fo:padding-bottom="0cm" fo:border-left="1pt solid #00ffff" fo:border-right="none" fo:border-top="1pt solid #00ffff" fo:border-bottom="2.5pt solid #00ffff" style:writing-mode="lr-tb"/>
    </style:style>
    <style:style style:name="Tabla1.D1" style:family="table-cell">
      <style:table-cell-properties style:vertical-align="bottom" fo:padding-left="0.191cm" fo:padding-right="0.191cm" fo:padding-top="0cm" fo:padding-bottom="0cm" fo:border-left="1pt solid #00ffff" fo:border-right="1pt solid #00ffff" fo:border-top="1pt solid #00ffff" fo:border-bottom="2.5pt solid #00ffff" style:writing-mode="lr-tb"/>
    </style:style>
    <style:style style:name="Tabla1.2" style:family="table-row">
      <style:table-row-properties fo:keep-together="auto"/>
    </style:style>
    <style:style style:name="Tabla1.A2" style:family="table-cell">
      <style:table-cell-properties style:vertical-align="top" fo:background-color="#d2eaf1" fo:padding-left="0.191cm" fo:padding-right="0.191cm" fo:padding-top="0cm" fo:padding-bottom="0cm" fo:border-left="1pt solid #00ffff" fo:border-right="none" fo:border-top="1pt solid #00ffff" fo:border-bottom="1pt solid #00ffff" style:writing-mode="lr-tb">
        <style:background-image/>
      </style:table-cell-properties>
    </style:style>
    <style:style style:name="Tabla1.D2" style:family="table-cell">
      <style:table-cell-properties style:vertical-align="top" fo:background-color="#d2eaf1" fo:padding-left="0.191cm" fo:padding-right="0.191cm" fo:padding-top="0cm" fo:padding-bottom="0cm" fo:border="1pt solid #00ffff" style:writing-mode="lr-tb">
        <style:background-image/>
      </style:table-cell-properties>
    </style:style>
    <style:style style:name="Tabla1.3" style:family="table-row">
      <style:table-row-properties fo:keep-together="auto"/>
    </style:style>
    <style:style style:name="Tabla1.A3"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B3"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C3"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D3" style:family="table-cell">
      <style:table-cell-properties style:vertical-align="top" fo:padding-left="0.191cm" fo:padding-right="0.191cm" fo:padding-top="0cm" fo:padding-bottom="0cm" fo:border="1pt solid #00ffff" style:writing-mode="lr-tb"/>
    </style:style>
    <style:style style:name="Tabla1.4" style:family="table-row">
      <style:table-row-properties fo:keep-together="auto"/>
    </style:style>
    <style:style style:name="Tabla1.5" style:family="table-row">
      <style:table-row-properties fo:keep-together="auto"/>
    </style:style>
    <style:style style:name="Tabla1.A5"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B5"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C5"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D5" style:family="table-cell">
      <style:table-cell-properties style:vertical-align="top" fo:padding-left="0.191cm" fo:padding-right="0.191cm" fo:padding-top="0cm" fo:padding-bottom="0cm" fo:border="1pt solid #00ffff" style:writing-mode="lr-tb"/>
    </style:style>
    <style:style style:name="Tabla2" style:family="table">
      <style:table-properties style:width="14.545cm" table:align="center" style:writing-mode="lr-tb"/>
    </style:style>
    <style:style style:name="Tabla2.A" style:family="table-column">
      <style:table-column-properties style:column-width="5.029cm"/>
    </style:style>
    <style:style style:name="Tabla2.B" style:family="table-column">
      <style:table-column-properties style:column-width="9.516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1pt solid #808080" fo:border-right="none" fo:border-top="1pt solid #808080" fo:border-bottom="2.5pt solid #808080" style:writing-mode="lr-tb"/>
    </style:style>
    <style:style style:name="Tabla2.B1" style:family="table-cell">
      <style:table-cell-properties style:vertical-align="top" fo:padding-left="0.191cm" fo:padding-right="0.191cm" fo:padding-top="0cm" fo:padding-bottom="0cm" fo:border-left="1pt solid #808080" fo:border-right="1pt solid #808080" fo:border-top="1pt solid #808080" fo:border-bottom="2.5pt solid #808080" style:writing-mode="lr-tb"/>
    </style:style>
    <style:style style:name="Tabla2.A2" style:family="table-cell">
      <style:table-cell-properties style:vertical-align="top" fo:background-color="#d3dfee" fo:padding-left="0.191cm" fo:padding-right="0.191cm" fo:padding-top="0cm" fo:padding-bottom="0cm" fo:border-left="1pt solid #808080" fo:border-right="none" fo:border-top="1pt solid #808080" fo:border-bottom="1pt solid #808080" style:writing-mode="lr-tb">
        <style:background-image/>
      </style:table-cell-properties>
    </style:style>
    <style:style style:name="Tabla2.B2" style:family="table-cell">
      <style:table-cell-properties style:vertical-align="top" fo:background-color="#d3dfee" fo:padding-left="0.191cm" fo:padding-right="0.191cm" fo:padding-top="0cm" fo:padding-bottom="0cm" fo:border="1pt solid #808080" style:writing-mode="lr-tb">
        <style:background-image/>
      </style:table-cell-properties>
    </style:style>
    <style:style style:name="Tabla2.A3" style:family="table-cell">
      <style:table-cell-properties style:vertical-align="top" fo:padding-left="0.191cm" fo:padding-right="0.191cm" fo:padding-top="0cm" fo:padding-bottom="0cm" fo:border-left="1pt solid #808080" fo:border-right="none" fo:border-top="1pt solid #808080" fo:border-bottom="1pt solid #808080" style:writing-mode="lr-tb"/>
    </style:style>
    <style:style style:name="Tabla2.B3" style:family="table-cell">
      <style:table-cell-properties style:vertical-align="top" fo:padding-left="0.191cm" fo:padding-right="0.191cm" fo:padding-top="0cm" fo:padding-bottom="0cm" fo:border="1pt solid #808080" style:writing-mode="lr-tb"/>
    </style:style>
    <style:style style:name="Tabla3" style:family="table">
      <style:table-properties style:width="15.794cm" table:align="center" style:writing-mode="lr-tb"/>
    </style:style>
    <style:style style:name="Tabla3.A" style:family="table-column">
      <style:table-column-properties style:column-width="3.106cm"/>
    </style:style>
    <style:style style:name="Tabla3.B" style:family="table-column">
      <style:table-column-properties style:column-width="6.884cm"/>
    </style:style>
    <style:style style:name="Tabla3.C" style:family="table-column">
      <style:table-column-properties style:column-width="5.803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1pt solid #808080" fo:border-right="none" fo:border-top="1pt solid #808080" fo:border-bottom="2.5pt solid #808080" style:writing-mode="lr-tb"/>
    </style:style>
    <style:style style:name="Tabla3.C1" style:family="table-cell">
      <style:table-cell-properties style:vertical-align="top" fo:padding-left="0.191cm" fo:padding-right="0.191cm" fo:padding-top="0cm" fo:padding-bottom="0cm" fo:border-left="1pt solid #808080" fo:border-right="1pt solid #808080" fo:border-top="1pt solid #808080" fo:border-bottom="2.5pt solid #808080" style:writing-mode="lr-tb"/>
    </style:style>
    <style:style style:name="Tabla3.2" style:family="table-row">
      <style:table-row-properties style:min-row-height="1.081cm" fo:keep-together="auto"/>
    </style:style>
    <style:style style:name="Tabla3.A2" style:family="table-cell">
      <style:table-cell-properties style:vertical-align="top" fo:background-color="#d3dfee" fo:padding-left="0.191cm" fo:padding-right="0.191cm" fo:padding-top="0cm" fo:padding-bottom="0cm" fo:border-left="1pt solid #808080" fo:border-right="none" fo:border-top="1pt solid #808080" fo:border-bottom="1pt solid #808080" style:writing-mode="lr-tb">
        <style:background-image/>
      </style:table-cell-properties>
    </style:style>
    <style:style style:name="Tabla3.C2" style:family="table-cell">
      <style:table-cell-properties style:vertical-align="top" fo:background-color="#d3dfee" fo:padding-left="0.191cm" fo:padding-right="0.191cm" fo:padding-top="0cm" fo:padding-bottom="0cm" fo:border="1pt solid #808080" style:writing-mode="lr-tb">
        <style:background-image/>
      </style:table-cell-properties>
    </style:style>
    <style:style style:name="Tabla3.3" style:family="table-row">
      <style:table-row-properties style:min-row-height="1.166cm" fo:keep-together="auto"/>
    </style:style>
    <style:style style:name="Tabla4" style:family="table">
      <style:table-properties style:width="15.794cm" table:align="center" style:writing-mode="lr-tb"/>
    </style:style>
    <style:style style:name="Tabla4.A" style:family="table-column">
      <style:table-column-properties style:column-width="3.212cm"/>
    </style:style>
    <style:style style:name="Tabla4.B" style:family="table-column">
      <style:table-column-properties style:column-width="5.921cm"/>
    </style:style>
    <style:style style:name="Tabla4.C" style:family="table-column">
      <style:table-column-properties style:column-width="6.66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1pt solid #808080" fo:border-right="none" fo:border-top="1pt solid #808080" fo:border-bottom="2.5pt solid #808080" style:writing-mode="lr-tb"/>
    </style:style>
    <style:style style:name="Tabla4.C1" style:family="table-cell">
      <style:table-cell-properties style:vertical-align="top" fo:padding-left="0.191cm" fo:padding-right="0.191cm" fo:padding-top="0cm" fo:padding-bottom="0cm" fo:border-left="1pt solid #808080" fo:border-right="1pt solid #808080" fo:border-top="1pt solid #808080" fo:border-bottom="2.5pt solid #808080" style:writing-mode="lr-tb"/>
    </style:style>
    <style:style style:name="Tabla4.A2" style:family="table-cell">
      <style:table-cell-properties style:vertical-align="top" fo:background-color="#d3dfee" fo:padding-left="0.191cm" fo:padding-right="0.191cm" fo:padding-top="0cm" fo:padding-bottom="0cm" fo:border-left="1pt solid #808080" fo:border-right="none" fo:border-top="1pt solid #808080" fo:border-bottom="1pt solid #808080" style:writing-mode="lr-tb">
        <style:background-image/>
      </style:table-cell-properties>
    </style:style>
    <style:style style:name="Tabla4.C2" style:family="table-cell">
      <style:table-cell-properties style:vertical-align="top" fo:background-color="#d3dfee" fo:padding-left="0.191cm" fo:padding-right="0.191cm" fo:padding-top="0cm" fo:padding-bottom="0cm" fo:border="1pt solid #808080" style:writing-mode="lr-tb">
        <style:background-image/>
      </style:table-cell-properties>
    </style:style>
    <style:style style:name="Tabla9" style:family="table">
      <style:table-properties style:width="14.815cm" table:align="center" style:writing-mode="lr-tb"/>
    </style:style>
    <style:style style:name="Tabla9.A" style:family="table-column">
      <style:table-column-properties style:column-width="3.858cm"/>
    </style:style>
    <style:style style:name="Tabla9.B" style:family="table-column">
      <style:table-column-properties style:column-width="10.957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a9.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9.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9.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5" style:family="table">
      <style:table-properties style:width="14.815cm" table:align="center" style:writing-mode="lr-tb"/>
    </style:style>
    <style:style style:name="Tabla5.A" style:family="table-column">
      <style:table-column-properties style:column-width="3.858cm"/>
    </style:style>
    <style:style style:name="Tabla5.B" style:family="table-column">
      <style:table-column-properties style:column-width="10.957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a5.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5.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5.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6" style:family="table">
      <style:table-properties style:width="14.815cm" table:align="center" style:writing-mode="lr-tb"/>
    </style:style>
    <style:style style:name="Tabla6.A" style:family="table-column">
      <style:table-column-properties style:column-width="3.858cm"/>
    </style:style>
    <style:style style:name="Tabla6.B" style:family="table-column">
      <style:table-column-properties style:column-width="10.957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a6.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6.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6.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7" style:family="table">
      <style:table-properties style:width="17.635cm" table:align="center" style:writing-mode="lr-tb"/>
    </style:style>
    <style:style style:name="Tabla7.A" style:family="table-column">
      <style:table-column-properties style:column-width="3.431cm"/>
    </style:style>
    <style:style style:name="Tabla7.B" style:family="table-column">
      <style:table-column-properties style:column-width="2.357cm"/>
    </style:style>
    <style:style style:name="Tabla7.C" style:family="table-column">
      <style:table-column-properties style:column-width="3.512cm"/>
    </style:style>
    <style:style style:name="Tabla7.D" style:family="table-column">
      <style:table-column-properties style:column-width="4.281cm"/>
    </style:style>
    <style:style style:name="Tabla7.E" style:family="table-column">
      <style:table-column-properties style:column-width="4.055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a7.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7.A3" style:family="table-cell">
      <style:table-cell-properties style:vertical-align="top" fo:padding-left="0.191cm" fo:padding-right="0.191cm" fo:padding-top="0cm" fo:padding-bottom="0cm" fo:border="none" style:writing-mode="lr-tb"/>
    </style:style>
    <style:style style:name="Tabla7.B3" style:family="table-cell">
      <style:table-cell-properties style:vertical-align="top" fo:padding-left="0.191cm" fo:padding-right="0.191cm" fo:padding-top="0cm" fo:padding-bottom="0cm" fo:border="none" style:writing-mode="lr-tb"/>
    </style:style>
    <style:style style:name="Tabla7.C3" style:family="table-cell">
      <style:table-cell-properties style:vertical-align="top" fo:padding-left="0.191cm" fo:padding-right="0.191cm" fo:padding-top="0cm" fo:padding-bottom="0cm" fo:border="none" style:writing-mode="lr-tb"/>
    </style:style>
    <style:style style:name="Tabla7.D3" style:family="table-cell">
      <style:table-cell-properties style:vertical-align="top" fo:padding-left="0.191cm" fo:padding-right="0.191cm" fo:padding-top="0cm" fo:padding-bottom="0cm" fo:border="none" style:writing-mode="lr-tb"/>
    </style:style>
    <style:style style:name="Tabla7.E3" style:family="table-cell">
      <style:table-cell-properties style:vertical-align="top" fo:padding-left="0.191cm" fo:padding-right="0.191cm" fo:padding-top="0cm" fo:padding-bottom="0cm" fo:border="none" style:writing-mode="lr-tb"/>
    </style:style>
    <style:style style:name="Tabla7.A4"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a8" style:family="table">
      <style:table-properties style:width="14.288cm" fo:margin-left="1.27cm" table:align="left" style:writing-mode="lr-tb"/>
    </style:style>
    <style:style style:name="Tabla8.A" style:family="table-column">
      <style:table-column-properties style:column-width="6.033cm"/>
    </style:style>
    <style:style style:name="Tabla8.B" style:family="table-column">
      <style:table-column-properties style:column-width="8.255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a8.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8.A3" style:family="table-cell">
      <style:table-cell-properties style:vertical-align="top" fo:padding-left="0.191cm" fo:padding-right="0.191cm" fo:padding-top="0cm" fo:padding-bottom="0cm" fo:border="none" style:writing-mode="lr-tb"/>
    </style:style>
    <style:style style:name="Tabla8.B3" style:family="table-cell">
      <style:table-cell-properties style:vertical-align="top" fo:padding-left="0.191cm" fo:padding-right="0.191cm" fo:padding-top="0cm" fo:padding-bottom="0cm" fo:border="none" style:writing-mode="lr-tb"/>
    </style:style>
    <style:style style:name="Tabla8.A5"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8.B5"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e1" style:family="table">
      <style:table-properties style:width="14.815cm" table:align="center" style:writing-mode="lr-tb"/>
    </style:style>
    <style:style style:name="Table1.A" style:family="table-column">
      <style:table-column-properties style:column-width="3.858cm"/>
    </style:style>
    <style:style style:name="Table1.B" style:family="table-column">
      <style:table-column-properties style:column-width="10.9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e1.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e1.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e1.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e2" style:family="table">
      <style:table-properties style:width="14.815cm" table:align="center" style:writing-mode="lr-tb"/>
    </style:style>
    <style:style style:name="Table2.A" style:family="table-column">
      <style:table-column-properties style:column-width="3.858cm"/>
    </style:style>
    <style:style style:name="Table2.B" style:family="table-column">
      <style:table-column-properties style:column-width="10.9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e2.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e2.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e2.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P1" style:family="paragraph" style:parent-style-name="Header">
      <style:paragraph-properties fo:margin-left="-1cm" fo:margin-right="0cm" fo:text-align="end" style:justify-single-word="false" fo:text-indent="0cm" style:auto-text-indent="false"/>
      <style:text-properties fo:language="es" fo:country="ES" style:language-asian="zxx" style:country-asian="none"/>
    </style:style>
    <style:style style:name="P2" style:family="paragraph" style:parent-style-name="Header">
      <style:paragraph-properties fo:text-align="center" style:justify-single-word="false"/>
    </style:style>
    <style:style style:name="P3" style:family="paragraph" style:parent-style-name="Footer">
      <style:paragraph-properties>
        <style:tab-stops>
          <style:tab-stop style:position="7.795cm" style:type="center"/>
        </style:tab-stops>
      </style:paragraph-properties>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language="es" fo:country="ES"/>
    </style:style>
    <style:style style:name="P6" style:family="paragraph" style:parent-style-name="Standard">
      <style:paragraph-properties style:snap-to-layout-grid="false"/>
      <style:text-properties fo:language="es" fo:country="ES"/>
    </style:style>
    <style:style style:name="P7" style:family="paragraph" style:parent-style-name="Standard">
      <style:text-properties fo:language="es" fo:country="ES" style:letter-kerning="true"/>
    </style:style>
    <style:style style:name="P8" style:family="paragraph" style:parent-style-name="Standard">
      <style:paragraph-properties fo:text-align="justify" style:justify-single-word="false"/>
      <style:text-properties fo:language="es" fo:country="ES"/>
    </style:style>
    <style:style style:name="P9" style:family="paragraph" style:parent-style-name="Standard">
      <style:paragraph-properties fo:text-align="justify" style:justify-single-word="false" style:snap-to-layout-grid="false"/>
      <style:text-properties fo:language="es" fo:country="ES"/>
    </style:style>
    <style:style style:name="P10" style:family="paragraph" style:parent-style-name="Standard">
      <style:paragraph-properties fo:text-align="justify" style:justify-single-word="false"/>
      <style:text-properties fo:language="es" fo:country="ES" fo:font-style="italic" officeooo:rsid="00100113" officeooo:paragraph-rsid="00100113" style:font-style-asian="italic"/>
    </style:style>
    <style:style style:name="P11" style:family="paragraph" style:parent-style-name="Standard">
      <style:paragraph-properties fo:text-align="justify" style:justify-single-word="false" style:snap-to-layout-grid="false"/>
      <style:text-properties fo:language="es" fo:country="ES" officeooo:rsid="0015f11c" officeooo:paragraph-rsid="0015f11c"/>
    </style:style>
    <style:style style:name="P12" style:family="paragraph" style:parent-style-name="Standard">
      <style:text-properties fo:language="es" fo:country="ES" officeooo:rsid="00174fbb" officeooo:paragraph-rsid="00174fbb"/>
    </style:style>
    <style:style style:name="P13" style:family="paragraph" style:parent-style-name="Standard">
      <style:paragraph-properties fo:text-align="justify" style:justify-single-word="false" style:snap-to-layout-grid="false"/>
      <style:text-properties fo:language="es" fo:country="ES" officeooo:rsid="001ab390" officeooo:paragraph-rsid="001ab390"/>
    </style:style>
    <style:style style:name="P14" style:family="paragraph" style:parent-style-name="Standard">
      <style:paragraph-properties fo:text-align="justify" style:justify-single-word="false" style:snap-to-layout-grid="false"/>
      <style:text-properties fo:language="es" fo:country="ES" fo:font-style="normal" officeooo:rsid="001ab390" officeooo:paragraph-rsid="001ab390" style:font-style-asian="normal" style:font-style-complex="normal"/>
    </style:style>
    <style:style style:name="P15" style:family="paragraph" style:parent-style-name="Standard">
      <style:paragraph-properties fo:text-align="justify" style:justify-single-word="false" style:snap-to-layout-grid="false"/>
      <style:text-properties fo:language="es" fo:country="ES" officeooo:rsid="001acc98" officeooo:paragraph-rsid="001acc98"/>
    </style:style>
    <style:style style:name="P16" style:family="paragraph" style:parent-style-name="Standard">
      <style:paragraph-properties fo:text-align="justify" style:justify-single-word="false"/>
      <style:text-properties fo:language="es" fo:country="ES" officeooo:rsid="001acc98" officeooo:paragraph-rsid="001acc98"/>
    </style:style>
    <style:style style:name="P17" style:family="paragraph" style:parent-style-name="Standard">
      <style:paragraph-properties fo:text-align="center" style:justify-single-word="false" style:snap-to-layout-grid="false"/>
      <style:text-properties fo:language="es" fo:country="ES" officeooo:rsid="00203e11" officeooo:paragraph-rsid="00203e11"/>
    </style:style>
    <style:style style:name="P18" style:family="paragraph" style:parent-style-name="Standard">
      <style:paragraph-properties style:snap-to-layout-grid="false"/>
      <style:text-properties fo:language="es" fo:country="ES" officeooo:rsid="00203e11" officeooo:paragraph-rsid="00203e11"/>
    </style:style>
    <style:style style:name="P19" style:family="paragraph" style:parent-style-name="Standard">
      <style:paragraph-properties fo:text-align="center" style:justify-single-word="false"/>
      <style:text-properties style:font-name="Cambria" fo:language="es" fo:country="ES" fo:font-weight="bold" style:font-weight-asian="bold" style:font-name-complex="Cambria" style:font-weight-complex="bold"/>
    </style:style>
    <style:style style:name="P20" style:family="paragraph" style:parent-style-name="Standard">
      <style:paragraph-properties style:snap-to-layout-grid="false"/>
      <style:text-properties style:font-name="Cambria" fo:language="es" fo:country="ES" fo:font-weight="bold" style:font-weight-asian="bold" style:font-name-complex="Cambria" style:font-weight-complex="bold"/>
    </style:style>
    <style:style style:name="P21" style:family="paragraph" style:parent-style-name="Standard">
      <style:paragraph-properties style:snap-to-layout-grid="false"/>
      <style:text-properties style:font-name="Cambria" fo:language="es" fo:country="ES" officeooo:rsid="000e009b" officeooo:paragraph-rsid="000e009b" style:font-name-complex="Cambria" style:font-weight-complex="bold"/>
    </style:style>
    <style:style style:name="P22" style:family="paragraph" style:parent-style-name="Standard">
      <style:paragraph-properties style:snap-to-layout-grid="false"/>
      <style:text-properties style:font-name="Cambria" fo:language="es" fo:country="ES" fo:font-weight="normal" officeooo:rsid="00203e11" officeooo:paragraph-rsid="00203e11" style:font-weight-asian="normal" style:font-name-complex="Cambria" style:font-weight-complex="normal"/>
    </style:style>
    <style:style style:name="P23" style:family="paragraph" style:parent-style-name="Standard">
      <style:paragraph-properties fo:text-align="center" style:justify-single-word="false"/>
      <style:text-properties style:font-name="Cambria" fo:font-size="12pt" fo:language="es" fo:country="ES" fo:font-weight="bold" style:font-size-asian="12pt" style:font-weight-asian="bold" style:font-name-complex="Cambria" style:font-size-complex="12pt" style:font-weight-complex="bold"/>
    </style:style>
    <style:style style:name="P24" style:family="paragraph" style:parent-style-name="Standard">
      <style:text-properties officeooo:rsid="000e6705" officeooo:paragraph-rsid="000e6705"/>
    </style:style>
    <style:style style:name="P25" style:family="paragraph" style:parent-style-name="Standard">
      <style:text-properties officeooo:rsid="000e19b7" officeooo:paragraph-rsid="000e19b7"/>
    </style:style>
    <style:style style:name="P26" style:family="paragraph" style:parent-style-name="Standard">
      <style:text-properties officeooo:rsid="00130a1b" officeooo:paragraph-rsid="00130a1b"/>
    </style:style>
    <style:style style:name="P27" style:family="paragraph" style:parent-style-name="Standard">
      <style:text-properties officeooo:paragraph-rsid="00130a1b"/>
    </style:style>
    <style:style style:name="P28" style:family="paragraph" style:parent-style-name="Standard">
      <style:paragraph-properties fo:text-align="justify" style:justify-single-word="false" style:snap-to-layout-grid="false"/>
      <style:text-properties fo:font-size="12pt" fo:language="es" fo:country="ES" officeooo:rsid="0015f11c" officeooo:paragraph-rsid="0015f11c" style:font-size-asian="12pt" style:font-size-complex="12pt"/>
    </style:style>
    <style:style style:name="P29" style:family="paragraph" style:parent-style-name="Standard">
      <style:paragraph-properties fo:text-align="justify" style:justify-single-word="false" style:snap-to-layout-grid="false"/>
      <style:text-properties fo:font-size="12pt" fo:language="es" fo:country="ES" officeooo:rsid="001ab390" officeooo:paragraph-rsid="001ab390" style:font-size-asian="12pt" style:font-size-complex="12pt"/>
    </style:style>
    <style:style style:name="P30" style:family="paragraph" style:parent-style-name="Standard">
      <style:text-properties officeooo:paragraph-rsid="001acc98"/>
    </style:style>
    <style:style style:name="P31" style:family="paragraph" style:parent-style-name="Standard">
      <style:paragraph-properties fo:margin-top="0cm" fo:margin-bottom="0cm" loext:contextual-spacing="false" fo:line-height="100%" fo:break-before="page"/>
      <style:text-properties fo:language="es" fo:country="ES"/>
    </style:style>
    <style:style style:name="P32" style:family="paragraph" style:parent-style-name="Standard">
      <style:paragraph-properties fo:margin-top="0cm" fo:margin-bottom="0cm" loext:contextual-spacing="false" fo:line-height="100%"/>
      <style:text-properties fo:color="#365f91" fo:font-size="12pt" fo:language="es" fo:country="ES" fo:font-weight="bold" style:font-size-asian="12pt" style:font-weight-asian="bold" style:font-size-complex="12pt" style:font-weight-complex="bold"/>
    </style:style>
    <style:style style:name="P33" style:family="paragraph" style:parent-style-name="Standard">
      <style:paragraph-properties fo:margin-top="0cm" fo:margin-bottom="0cm" loext:contextual-spacing="false" fo:line-height="100%"/>
      <style:text-properties fo:color="#365f91" fo:font-size="12pt" fo:language="es" fo:country="ES" fo:font-weight="bold" officeooo:paragraph-rsid="001acc98" style:font-size-asian="12pt" style:font-weight-asian="bold" style:font-size-complex="12pt" style:font-weight-complex="bold"/>
    </style:style>
    <style:style style:name="P34" style:family="paragraph" style:parent-style-name="Standard">
      <style:paragraph-properties fo:margin-top="0cm" fo:margin-bottom="0cm" loext:contextual-spacing="false" fo:line-height="100%" fo:text-align="center" style:justify-single-word="false"/>
      <style:text-properties fo:color="#365f91" style:font-name="Arial" fo:font-size="12pt" fo:language="es" fo:country="ES" fo:font-weight="bold" style:font-size-asian="12pt" style:font-weight-asian="bold" style:font-name-complex="Arial" style:font-size-complex="12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fo:color="#365f91" style:font-name="Times New Roman" fo:font-size="12pt" fo:language="es" fo:country="ES" fo:font-weight="bold" style:font-size-asian="12pt" style:font-weight-asian="bold" style:font-name-complex="Times New Roman" style:font-size-complex="12pt" style:font-weight-complex="bold"/>
    </style:style>
    <style:style style:name="P36" style:family="paragraph" style:parent-style-name="Standard">
      <style:paragraph-properties fo:margin-top="0cm" fo:margin-bottom="0cm" loext:contextual-spacing="false" fo:line-height="100%" fo:text-align="justify" style:justify-single-word="false"/>
      <style:text-properties fo:language="es" fo:country="ES" officeooo:paragraph-rsid="001acc98"/>
    </style:style>
    <style:style style:name="P37" style:family="paragraph" style:parent-style-name="Standard">
      <style:paragraph-properties fo:margin-left="1.251cm" fo:margin-right="0cm" fo:text-align="justify" style:justify-single-word="false" fo:text-indent="0cm" style:auto-text-indent="false"/>
      <style:text-properties fo:language="es" fo:country="ES"/>
    </style:style>
    <style:style style:name="P38" style:family="paragraph" style:parent-style-name="Standard">
      <style:paragraph-properties fo:margin-left="1.27cm" fo:margin-right="0cm" fo:text-align="justify" style:justify-single-word="false" fo:text-indent="0cm" style:auto-text-indent="false"/>
      <style:text-properties fo:language="es" fo:country="ES"/>
    </style:style>
    <style:style style:name="P39" style:family="paragraph" style:parent-style-name="Standard">
      <style:paragraph-properties fo:margin-left="1.27cm" fo:margin-right="0cm" fo:text-indent="0cm" style:auto-text-indent="false"/>
      <style:text-properties fo:language="es" fo:country="ES" officeooo:paragraph-rsid="00149d5b"/>
    </style:style>
    <style:style style:name="P40" style:family="paragraph" style:parent-style-name="Contents_20_1">
      <style:text-properties fo:language="es" fo:country="ES"/>
    </style:style>
    <style:style style:name="P41" style:family="paragraph" style:parent-style-name="Title">
      <style:text-properties fo:language="es" fo:country="ES"/>
    </style:style>
    <style:style style:name="P42" style:family="paragraph" style:parent-style-name="Title">
      <style:paragraph-properties fo:text-align="end" style:justify-single-word="false"/>
      <style:text-properties fo:language="es" fo:country="ES"/>
    </style:style>
    <style:style style:name="P43" style:family="paragraph" style:parent-style-name="Title">
      <style:text-properties fo:font-size="20pt" fo:language="es" fo:country="ES" style:font-size-asian="20pt" style:font-size-complex="20pt"/>
    </style:style>
    <style:style style:name="P44" style:family="paragraph" style:parent-style-name="Title">
      <style:paragraph-properties fo:text-align="end" style:justify-single-word="false"/>
      <style:text-properties fo:font-size="36pt" fo:language="es" fo:country="ES" style:font-size-asian="36pt" style:font-size-complex="36pt"/>
    </style:style>
    <style:style style:name="P45" style:family="paragraph" style:parent-style-name="Title">
      <style:paragraph-properties fo:text-align="end" style:justify-single-word="false"/>
      <style:text-properties fo:font-size="36pt" fo:language="es" fo:country="ES" officeooo:rsid="000e009b" officeooo:paragraph-rsid="000e009b" style:font-size-asian="36pt" style:font-size-complex="36pt"/>
    </style:style>
    <style:style style:name="P46" style:family="paragraph" style:parent-style-name="Standard">
      <style:paragraph-properties fo:margin-left="0.092cm" fo:margin-right="0cm" fo:text-indent="0cm" style:auto-text-indent="false"/>
      <style:text-properties fo:font-size="12pt" fo:language="es" fo:country="ES" fo:font-weight="bold" style:font-size-asian="12pt" style:font-weight-asian="bold" style:font-size-complex="12pt"/>
    </style:style>
    <style:style style:name="P47" style:family="paragraph" style:parent-style-name="Standard">
      <style:paragraph-properties fo:margin-left="0cm" fo:margin-right="0cm" fo:text-align="justify" style:justify-single-word="false" fo:text-indent="0cm" style:auto-text-indent="false"/>
      <style:text-properties fo:language="es" fo:country="ES" fo:font-style="italic" officeooo:rsid="00100113" officeooo:paragraph-rsid="00100113" style:font-style-asian="italic"/>
    </style:style>
    <style:style style:name="P48" style:family="paragraph" style:parent-style-name="Standard">
      <style:paragraph-properties fo:margin-left="-0.03cm" fo:margin-right="0cm" fo:text-align="justify" style:justify-single-word="false" fo:text-indent="0cm" style:auto-text-indent="false"/>
      <style:text-properties fo:language="es" fo:country="ES" fo:font-style="italic" officeooo:rsid="00100113" officeooo:paragraph-rsid="00100113" style:font-style-asian="italic"/>
    </style:style>
    <style:style style:name="P49" style:family="paragraph" style:parent-style-name="Standard">
      <style:paragraph-properties fo:margin-left="0cm" fo:margin-right="-0.025cm" fo:text-align="justify" style:justify-single-word="false" fo:text-indent="0cm" style:auto-text-indent="false" fo:keep-with-next="always" style:snap-to-layout-grid="false"/>
      <style:text-properties fo:color="#000000" fo:font-size="12pt" fo:language="es" fo:country="ES" officeooo:rsid="001935dc" officeooo:paragraph-rsid="001935dc" style:font-size-asian="12pt" style:font-size-complex="12pt"/>
    </style:style>
    <style:style style:name="P50" style:family="paragraph" style:parent-style-name="Standard">
      <style:paragraph-properties fo:margin-left="0cm" fo:margin-right="-0.025cm" fo:text-align="justify" style:justify-single-word="false" fo:text-indent="0cm" style:auto-text-indent="false" fo:keep-with-next="always" style:snap-to-layout-grid="false"/>
      <style:text-properties fo:color="#000000" fo:language="es" fo:country="ES" officeooo:rsid="001935dc" officeooo:paragraph-rsid="001935dc"/>
    </style:style>
    <style:style style:name="P51" style:family="paragraph" style:parent-style-name="Standard">
      <style:paragraph-properties fo:margin-left="0cm" fo:margin-right="-0.025cm" fo:text-align="justify" style:justify-single-word="false" fo:text-indent="0cm" style:auto-text-indent="false" fo:keep-with-next="always"/>
      <style:text-properties fo:color="#000000" fo:language="es" fo:country="ES" officeooo:rsid="001935dc" officeooo:paragraph-rsid="001935dc"/>
    </style:style>
    <style:style style:name="P52" style:family="paragraph" style:parent-style-name="Standard">
      <style:paragraph-properties fo:margin-left="0cm" fo:margin-right="0.254cm" fo:text-align="justify" style:justify-single-word="false" fo:text-indent="0cm" style:auto-text-indent="false" style:snap-to-layout-grid="false"/>
      <style:text-properties fo:color="#000000" fo:language="es" fo:country="ES" officeooo:rsid="001935dc" officeooo:paragraph-rsid="001935dc"/>
    </style:style>
    <style:style style:name="P53" style:family="paragraph" style:parent-style-name="Standard">
      <style:paragraph-properties fo:margin-left="1.358cm" fo:margin-right="0cm" fo:margin-top="0cm" fo:margin-bottom="0cm" loext:contextual-spacing="false" style:line-height-at-least="0.423cm" fo:orphans="0" fo:widows="0" fo:text-indent="0cm" style:auto-text-indent="false"/>
      <style:text-properties fo:language="es" fo:country="ES"/>
    </style:style>
    <style:style style:name="P54" style:family="paragraph" style:parent-style-name="Standard">
      <style:paragraph-properties fo:margin-left="1.358cm" fo:margin-right="0cm" fo:margin-top="0cm" fo:margin-bottom="0cm" loext:contextual-spacing="false" style:line-height-at-least="0.423cm" fo:orphans="0" fo:widows="0" fo:text-indent="0cm" style:auto-text-indent="false"/>
      <style:text-properties fo:language="es" fo:country="ES" officeooo:rsid="001935dc" officeooo:paragraph-rsid="001935dc"/>
    </style:style>
    <style:style style:name="P55" style:family="paragraph" style:parent-style-name="Heading_20_1" style:list-style-name="WW8Num2">
      <style:text-properties fo:font-size="18pt" fo:language="es" fo:country="ES" style:font-size-asian="18pt" style:font-size-complex="18pt"/>
    </style:style>
    <style:style style:name="P56" style:family="paragraph" style:parent-style-name="Heading_20_1" style:list-style-name="WW8Num2">
      <style:text-properties fo:font-size="18pt" fo:language="es" fo:country="ES" officeooo:paragraph-rsid="00130a1b" style:font-size-asian="18pt" style:font-size-complex="18pt"/>
    </style:style>
    <style:style style:name="P57" style:family="paragraph" style:parent-style-name="Heading_20_1" style:list-style-name="WW8Num2">
      <style:text-properties fo:font-size="18pt" fo:language="es" fo:country="ES" officeooo:paragraph-rsid="0022afc0" style:font-size-asian="18pt" style:font-size-complex="18pt"/>
    </style:style>
    <style:style style:name="P58" style:family="paragraph" style:parent-style-name="Heading_20_1">
      <style:text-properties officeooo:paragraph-rsid="00130a1b"/>
    </style:style>
    <style:style style:name="P59" style:family="paragraph" style:parent-style-name="Heading_20_1">
      <style:text-properties fo:font-size="8pt" fo:language="es" fo:country="ES" style:font-size-asian="8pt" style:font-size-complex="8pt"/>
    </style:style>
    <style:style style:name="P60" style:family="paragraph" style:parent-style-name="Heading_20_1" style:list-style-name="WW8Num2">
      <style:text-properties fo:color="#365f91" style:font-name="Cambria" fo:font-size="18pt" fo:language="es" fo:country="ES" fo:font-weight="bold" officeooo:rsid="0022afc0" officeooo:paragraph-rsid="0022afc0" style:font-name-asian="Calibri" style:font-size-asian="18pt" style:font-weight-asian="bold" style:font-name-complex="Cambria" style:font-size-complex="18pt" style:language-complex="ar" style:country-complex="SA" style:font-weight-complex="bold"/>
    </style:style>
    <style:style style:name="P61" style:family="paragraph" style:parent-style-name="Heading_20_1" style:list-style-name="WW8Num3">
      <style:paragraph-properties fo:padding-left="0cm" fo:padding-right="0cm" fo:padding-top="0cm" fo:padding-bottom="0.035cm" fo:border-left="none" fo:border-right="none" fo:border-top="none" fo:border-bottom="0.51pt solid #000000"/>
      <style:text-properties fo:font-size="20pt" fo:language="es" fo:country="ES" style:font-size-asian="20pt" style:font-size-complex="20pt"/>
    </style:style>
    <style:style style:name="P62" style:family="paragraph" style:parent-style-name="Heading_20_1" style:list-style-name="WW8Num2">
      <style:paragraph-properties fo:padding-left="0cm" fo:padding-right="0cm" fo:padding-top="0cm" fo:padding-bottom="0.035cm" fo:border-left="none" fo:border-right="none" fo:border-top="none" fo:border-bottom="0.51pt solid #000000"/>
      <style:text-properties fo:font-size="20pt" fo:language="es" fo:country="ES" style:font-size-asian="20pt" style:font-size-complex="20pt"/>
    </style:style>
    <style:style style:name="P63" style:family="paragraph" style:parent-style-name="Heading_20_1">
      <style:paragraph-properties fo:margin-left="0.635cm" fo:margin-right="0cm" fo:text-indent="0cm" style:auto-text-indent="false"/>
      <style:text-properties fo:language="es" fo:country="ES"/>
    </style:style>
    <style:style style:name="P64" style:family="paragraph" style:parent-style-name="Standard" style:master-page-name="Standard">
      <style:paragraph-properties fo:text-align="center" style:justify-single-word="false" style:page-number="auto"/>
      <style:text-properties fo:language="es" fo:country="ES"/>
    </style:style>
    <style:style style:name="P65" style:family="paragraph" style:parent-style-name="Standard">
      <style:text-properties fo:font-size="18pt" fo:language="es" fo:country="ES" style:font-size-asian="18pt" style:font-size-complex="18pt"/>
    </style:style>
    <style:style style:name="P66" style:family="paragraph" style:parent-style-name="Standard">
      <style:text-properties fo:font-size="18pt" fo:language="es" fo:country="ES" officeooo:paragraph-rsid="00238a30" style:font-size-asian="18pt" style:font-size-complex="18pt"/>
    </style:style>
    <style:style style:name="P67" style:family="paragraph" style:parent-style-name="Standard">
      <style:text-properties officeooo:paragraph-rsid="0022afc0"/>
    </style:style>
    <style:style style:name="P68" style:family="paragraph" style:parent-style-name="Standard">
      <style:paragraph-properties fo:text-align="justify" style:justify-single-word="false" style:snap-to-layout-grid="false"/>
      <style:text-properties fo:language="es" fo:country="ES" officeooo:rsid="00238a30" officeooo:paragraph-rsid="00238a30"/>
    </style:style>
    <style:style style:name="P69" style:family="paragraph" style:parent-style-name="Standard">
      <style:paragraph-properties fo:text-align="justify" style:justify-single-word="false" style:snap-to-layout-grid="false"/>
      <style:text-properties fo:language="es" fo:country="ES"/>
    </style:style>
    <style:style style:name="P70" style:family="paragraph" style:parent-style-name="Standard">
      <style:paragraph-properties fo:text-align="center" style:justify-single-word="false" style:snap-to-layout-grid="false"/>
      <style:text-properties fo:language="es" fo:country="ES" officeooo:rsid="0025c6d7" officeooo:paragraph-rsid="0025c6d7"/>
    </style:style>
    <style:style style:name="P71" style:family="paragraph" style:parent-style-name="Standard">
      <style:paragraph-properties fo:text-align="justify" style:justify-single-word="false" style:snap-to-layout-grid="false"/>
      <style:text-properties fo:language="es" fo:country="ES" officeooo:rsid="0025c6d7" officeooo:paragraph-rsid="0025c6d7"/>
    </style:style>
    <style:style style:name="P72" style:family="paragraph" style:parent-style-name="Standard">
      <style:text-properties officeooo:paragraph-rsid="00238a30"/>
    </style:style>
    <style:style style:name="P73" style:family="paragraph" style:parent-style-name="Standard">
      <style:paragraph-properties fo:text-align="justify" style:justify-single-word="false" style:snap-to-layout-grid="false"/>
      <style:text-properties style:use-window-font-color="true" style:font-name="Calibri" fo:font-size="11pt" fo:language="es" fo:country="ES" officeooo:rsid="00238a30" officeooo:paragraph-rsid="00238a30" style:font-name-asian="Times New Roman" style:font-size-asian="11pt" style:font-name-complex="Times New Roman" style:font-size-complex="11pt" style:language-complex="ar" style:country-complex="SA"/>
    </style:style>
    <style:style style:name="P74" style:family="paragraph" style:parent-style-name="Standard">
      <style:paragraph-properties fo:text-align="center" style:justify-single-word="false" style:snap-to-layout-grid="false"/>
      <style:text-properties style:use-window-font-color="true" style:font-name="Calibri" fo:font-size="11pt" fo:language="es" fo:country="ES" officeooo:rsid="0025c6d7" officeooo:paragraph-rsid="0025c6d7" style:font-name-asian="Times New Roman" style:font-size-asian="11pt" style:font-name-complex="Times New Roman" style:font-size-complex="11pt" style:language-complex="ar" style:country-complex="SA"/>
    </style:style>
    <style:style style:name="P75" style:family="paragraph" style:parent-style-name="Standard">
      <style:paragraph-properties fo:text-align="justify" style:justify-single-word="false" style:snap-to-layout-grid="false"/>
      <style:text-properties officeooo:paragraph-rsid="00238a30"/>
    </style:style>
    <style:style style:name="P76" style:family="paragraph" style:parent-style-name="Standard">
      <style:paragraph-properties fo:text-align="justify" style:justify-single-word="false" style:snap-to-layout-grid="false"/>
      <style:text-properties style:font-name="Arial" fo:font-size="12pt" fo:language="es" fo:country="ES" officeooo:rsid="0025c6d7" officeooo:paragraph-rsid="0025c6d7" style:font-size-asian="12pt" style:font-name-complex="Arial" style:font-size-complex="12pt"/>
    </style:style>
    <style:style style:name="P77" style:family="paragraph" style:parent-style-name="Standard">
      <style:paragraph-properties fo:margin-top="0cm" fo:margin-bottom="0cm" loext:contextual-spacing="false" fo:line-height="100%"/>
      <style:text-properties fo:color="#365f91" fo:font-size="12pt" fo:language="es" fo:country="ES" fo:font-weight="bold" officeooo:paragraph-rsid="00238a30" style:font-size-asian="12pt" style:font-weight-asian="bold" style:font-size-complex="12pt" style:font-weight-complex="bold"/>
    </style:style>
    <style:style style:name="T1" style:family="text">
      <style:text-properties officeooo:rsid="000e009b"/>
    </style:style>
    <style:style style:name="T2" style:family="text">
      <style:text-properties fo:language="es" fo:country="ES"/>
    </style:style>
    <style:style style:name="T3" style:family="text">
      <style:text-properties fo:language="es" fo:country="ES" style:language-asian="zxx" style:country-asian="none"/>
    </style:style>
    <style:style style:name="T4" style:family="text">
      <style:text-properties fo:language="es" fo:country="ES" style:font-name-asian="ＭＳ 明朝" style:language-asian="zxx" style:country-asian="none"/>
    </style:style>
    <style:style style:name="T5" style:family="text">
      <style:text-properties fo:language="es" fo:country="ES" officeooo:rsid="00238a30"/>
    </style:style>
    <style:style style:name="T6" style:family="text">
      <style:text-properties fo:language="es" fo:country="ES" officeooo:rsid="0024038d"/>
    </style:style>
    <style:style style:name="T7" style:family="text">
      <style:text-properties style:language-asian="zxx" style:country-asian="none"/>
    </style:style>
    <style:style style:name="T8" style:family="text">
      <style:text-properties fo:language="zxx" fo:country="none" style:language-asian="zxx" style:country-asian="none"/>
    </style:style>
    <style:style style:name="T9" style:family="text">
      <style:text-properties officeooo:rsid="00130a1b"/>
    </style:style>
    <style:style style:name="T10" style:family="text">
      <style:text-properties fo:color="#000000" style:font-name="Calibri" fo:font-size="11pt" fo:language="es" fo:country="ES" fo:font-weight="normal" officeooo:rsid="00130a1b" style:font-name-asian="Times New Roman" style:font-size-asian="11pt" style:font-weight-asian="normal" style:font-name-complex="Calibri" style:font-size-complex="11pt" style:font-weight-complex="normal"/>
    </style:style>
    <style:style style:name="T11" style:family="text">
      <style:text-properties fo:color="#000000" style:font-name="Calibri" fo:font-size="11pt" fo:language="es" fo:country="ES" fo:font-weight="bold" officeooo:rsid="00130a1b" style:font-name-asian="Times New Roman" style:font-size-asian="11pt" style:font-weight-asian="bold" style:font-name-complex="Calibri" style:font-size-complex="11pt" style:font-weight-complex="bold"/>
    </style:style>
    <style:style style:name="T12" style:family="text">
      <style:text-properties fo:font-weight="bold" style:font-weight-asian="bold" style:font-weight-complex="bold"/>
    </style:style>
    <style:style style:name="T13" style:family="text">
      <style:text-properties fo:font-weight="bold" officeooo:rsid="00130a1b" style:font-weight-asian="bold" style:font-weight-complex="bold"/>
    </style:style>
    <style:style style:name="T14" style:family="text">
      <style:text-properties officeooo:rsid="00149d5b"/>
    </style:style>
    <style:style style:name="T15" style:family="text">
      <style:text-properties officeooo:rsid="00184285"/>
    </style:style>
    <style:style style:name="T16" style:family="text">
      <style:text-properties officeooo:rsid="001acc98"/>
    </style:style>
    <style:style style:name="T17" style:family="text">
      <style:text-properties officeooo:rsid="001c9733"/>
    </style:style>
    <style:style style:name="T18" style:family="text">
      <style:text-properties officeooo:rsid="002115d3"/>
    </style:style>
    <style:style style:name="T19" style:family="text">
      <style:text-properties officeooo:rsid="0022afc0"/>
    </style:style>
    <style:style style:name="T20" style:family="text">
      <style:text-properties style:use-window-font-color="true" style:font-name="Calibri" fo:font-size="11pt" fo:language="es" fo:country="PE" officeooo:rsid="00130a1b" style:font-name-asian="Times New Roman" style:font-size-asian="11pt" style:font-name-complex="Times New Roman" style:font-size-complex="11pt" style:language-complex="ar" style:country-complex="SA"/>
    </style:style>
    <style:style style:name="T21" style:family="text">
      <style:text-properties style:use-window-font-color="true" style:font-name="Calibri" fo:font-size="11pt" fo:language="es" fo:country="PE" officeooo:rsid="0022afc0" style:font-name-asian="Times New Roman" style:font-size-asian="11pt" style:font-name-complex="Times New Roman" style:font-size-complex="11pt" style:language-complex="ar" style:country-complex="SA"/>
    </style:style>
    <style:style style:name="T22" style:family="text">
      <style:text-properties style:use-window-font-color="true" style:font-name="Calibri" fo:font-size="11pt" fo:language="es" fo:country="ES" officeooo:rsid="00238a30" style:font-name-asian="Times New Roman" style:font-size-asian="11pt" style:font-name-complex="Times New Roman" style:font-size-complex="11pt" style:language-complex="ar" style:country-complex="SA"/>
    </style:style>
    <style:style style:name="T23" style:family="text">
      <style:text-properties officeooo:rsid="00238a3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 text:c="100"/></text:p>
      <text:p text:style-name="P5"/>
      <text:p text:style-name="P5"/>
      <text:p text:style-name="P5"/>
      <text:p text:style-name="P5"/>
      <text:p text:style-name="P42"/>
      <text:p text:style-name="P44">Documento de Visión:</text:p>
      <text:p text:style-name="P45">Tu ciudad</text:p>
      <text:p text:style-name="P4"/>
      <text:p text:style-name="P31"/>
      <text:p text:style-name="P43"/>
      <text:p text:style-name="P43"/>
      <text:p text:style-name="P43">Historial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Fecha</text:p>
          </table:table-cell>
          <table:table-cell table:style-name="Tabla1.B1" office:value-type="string">
            <text:p text:style-name="P19">Versión</text:p>
          </table:table-cell>
          <table:table-cell table:style-name="Tabla1.A1" office:value-type="string">
            <text:p text:style-name="P19">Descripción</text:p>
          </table:table-cell>
          <table:table-cell table:style-name="Tabla1.D1" office:value-type="string">
            <text:p text:style-name="P19">Autor</text:p>
          </table:table-cell>
        </table:table-row>
        <table:table-row table:style-name="Tabla1.2">
          <table:table-cell table:style-name="Tabla1.A2" office:value-type="string">
            <text:p text:style-name="P21">7/10/2019</text:p>
          </table:table-cell>
          <table:table-cell table:style-name="Tabla1.A2" office:value-type="string">
            <text:p text:style-name="P21">1.0</text:p>
          </table:table-cell>
          <table:table-cell table:style-name="Tabla1.A2" office:value-type="string">
            <text:p text:style-name="P21">Añadidos actores y escenarios. </text:p>
          </table:table-cell>
          <table:table-cell table:style-name="Tabla1.D2" office:value-type="string">
            <text:p text:style-name="P21">Antonio Martín Ruiz</text:p>
          </table:table-cell>
        </table:table-row>
        <table:table-row table:style-name="Tabla1.3">
          <table:table-cell table:style-name="Tabla1.A5" office:value-type="string">
            <text:p text:style-name="P22">9/10/2019</text:p>
          </table:table-cell>
          <table:table-cell table:style-name="Tabla1.B5" office:value-type="string">
            <text:p text:style-name="P17">1.0.1</text:p>
          </table:table-cell>
          <table:table-cell table:style-name="Tabla1.C5" office:value-type="string">
            <text:p text:style-name="P18">Añadidos stakeholders y solución propuesta</text:p>
          </table:table-cell>
          <table:table-cell table:style-name="Tabla1.D5" office:value-type="string">
            <text:p text:style-name="P18">Pedro Bonilla Nadal</text:p>
          </table:table-cell>
        </table:table-row>
        <table:table-row table:style-name="Tabla1.4">
          <table:table-cell table:style-name="Tabla1.A2" office:value-type="string">
            <text:p text:style-name="P20"/>
          </table:table-cell>
          <table:table-cell table:style-name="Tabla1.A2" office:value-type="string">
            <text:p text:style-name="P6"/>
          </table:table-cell>
          <table:table-cell table:style-name="Tabla1.A2" office:value-type="string">
            <text:p text:style-name="P6"/>
          </table:table-cell>
          <table:table-cell table:style-name="Tabla1.D2" office:value-type="string">
            <text:p text:style-name="P6"/>
          </table:table-cell>
        </table:table-row>
        <table:table-row table:style-name="Tabla1.5">
          <table:table-cell table:style-name="Tabla1.A5" office:value-type="string">
            <text:p text:style-name="P20"/>
          </table:table-cell>
          <table:table-cell table:style-name="Tabla1.B5" office:value-type="string">
            <text:p text:style-name="P6"/>
          </table:table-cell>
          <table:table-cell table:style-name="Tabla1.C5" office:value-type="string">
            <text:p text:style-name="P6"/>
          </table:table-cell>
          <table:table-cell table:style-name="Tabla1.D5" office:value-type="string">
            <text:p text:style-name="P6"/>
          </table:table-cell>
        </table:table-row>
      </table:table>
      <text:p text:style-name="P4"/>
      <text:p text:style-name="P31"/>
      <text:p text:style-name="P41">Índice</text:p>
      <text:table-of-content text:style-name="Sect1" text:name="Índice de contenid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0.773cm" style:leader-char=" " style:with-tab="false"/>
            <text:index-entry-tab-stop style:type="left" style:position="16.572cm"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0"><text:span text:style-name="T7">1.</text:span><text:span text:style-name="T4"><text:tab/></text:span><text:span text:style-name="T7">Introducción</text:span><text:span text:style-name="T8"><text:tab/></text:span><text:a xlink:type="simple" xlink:href="#__RefHeading___Toc242806931" text:style-name="Internet_20_link" text:visited-style-name="Visited_20_Internet_20_Link"><text:span text:style-name="T8">5</text:span></text:a></text:p>
          <text:p text:style-name="Contents_20_1"><text:span text:style-name="T3">1.1.</text:span><text:span text:style-name="T4"><text:tab/></text:span><text:span text:style-name="T3">Propósito</text:span><text:span text:style-name="T8"><text:tab/></text:span><text:a xlink:type="simple" xlink:href="#__RefHeading___Toc242806932" text:style-name="Internet_20_link" text:visited-style-name="Visited_20_Internet_20_Link"><text:span text:style-name="T8">5</text:span></text:a></text:p>
          <text:p text:style-name="Contents_20_1"><text:span text:style-name="T3">1.2.</text:span><text:span text:style-name="T4"><text:tab/></text:span><text:span text:style-name="T3">Alcance</text:span><text:span text:style-name="T8"><text:tab/></text:span><text:a xlink:type="simple" xlink:href="#__RefHeading___Toc242806933" text:style-name="Internet_20_link" text:visited-style-name="Visited_20_Internet_20_Link"><text:span text:style-name="T8">5</text:span></text:a></text:p>
          <text:p text:style-name="Contents_20_1"><text:span text:style-name="T3">1.3.</text:span><text:span text:style-name="T4"><text:tab/></text:span><text:span text:style-name="T3">Definición, Acrónimos, y Abreviaciones</text:span><text:span text:style-name="T8"><text:tab/></text:span><text:a xlink:type="simple" xlink:href="#__RefHeading___Toc242806934" text:style-name="Internet_20_link" text:visited-style-name="Visited_20_Internet_20_Link"><text:span text:style-name="T8">5</text:span></text:a></text:p>
          <text:p text:style-name="Contents_20_1"><text:span text:style-name="T3">1.4.</text:span><text:span text:style-name="T4"><text:tab/></text:span><text:span text:style-name="T3">Resumen</text:span><text:span text:style-name="T8"><text:tab/></text:span><text:a xlink:type="simple" xlink:href="#__RefHeading___Toc242806935" text:style-name="Internet_20_link" text:visited-style-name="Visited_20_Internet_20_Link"><text:span text:style-name="T8">5</text:span></text:a></text:p>
          <text:p text:style-name="Contents_20_1"><text:span text:style-name="T3">2.</text:span><text:span text:style-name="T4"><text:tab/></text:span><text:span text:style-name="T3">Posicionamiento</text:span><text:span text:style-name="T8"><text:tab/></text:span><text:a xlink:type="simple" xlink:href="#__RefHeading___Toc242806936" text:style-name="Internet_20_link" text:visited-style-name="Visited_20_Internet_20_Link"><text:span text:style-name="T8">6</text:span></text:a></text:p>
          <text:p text:style-name="Contents_20_1"><text:span text:style-name="T3">2.1.</text:span><text:span text:style-name="T4"><text:tab/></text:span><text:span text:style-name="T3">Oportunidad de Negocio</text:span><text:span text:style-name="T8"><text:tab/></text:span><text:a xlink:type="simple" xlink:href="#__RefHeading___Toc242806937" text:style-name="Internet_20_link" text:visited-style-name="Visited_20_Internet_20_Link"><text:span text:style-name="T8">6</text:span></text:a></text:p>
          <text:p text:style-name="Contents_20_1"><text:span text:style-name="T3">2.2.</text:span><text:span text:style-name="T4"><text:tab/></text:span><text:span text:style-name="T3">Declaración del Problema</text:span><text:span text:style-name="T8"><text:tab/></text:span><text:a xlink:type="simple" xlink:href="#__RefHeading___Toc242806938" text:style-name="Internet_20_link" text:visited-style-name="Visited_20_Internet_20_Link"><text:span text:style-name="T8">6</text:span></text:a></text:p>
          <text:p text:style-name="Contents_20_1"><text:span text:style-name="T3">2.3.</text:span><text:span text:style-name="T4"><text:tab/></text:span><text:span text:style-name="T3">Solución propuesta</text:span><text:span text:style-name="T8"><text:tab/></text:span><text:a xlink:type="simple" xlink:href="#__RefHeading___Toc242806939" text:style-name="Internet_20_link" text:visited-style-name="Visited_20_Internet_20_Link"><text:span text:style-name="T8">6</text:span></text:a></text:p>
          <text:p text:style-name="Contents_20_1"><text:span text:style-name="T3">3.</text:span><text:span text:style-name="T4"><text:tab/></text:span><text:span text:style-name="T3">Descripción de Usuarios y Stakeholders</text:span><text:span text:style-name="T8"><text:tab/></text:span><text:a xlink:type="simple" xlink:href="#__RefHeading___Toc242806941" text:style-name="Internet_20_link" text:visited-style-name="Visited_20_Internet_20_Link"><text:span text:style-name="T8">7</text:span></text:a></text:p>
          <text:p text:style-name="Contents_20_1"><text:span text:style-name="T3">3.1.</text:span><text:span text:style-name="T4"><text:tab/></text:span><text:span text:style-name="T3">Resumen de los stakeholders</text:span><text:span text:style-name="T8"><text:tab/></text:span><text:a xlink:type="simple" xlink:href="#__RefHeading___Toc242806942" text:style-name="Internet_20_link" text:visited-style-name="Visited_20_Internet_20_Link"><text:span text:style-name="T8">7</text:span></text:a></text:p>
          <text:p text:style-name="Contents_20_1"><text:span text:style-name="T3">3.2.</text:span><text:span text:style-name="T4"><text:tab/></text:span><text:span text:style-name="T3">Resumen de los usuarios</text:span><text:span text:style-name="T8"><text:tab/></text:span><text:a xlink:type="simple" xlink:href="#__RefHeading___Toc242806943" text:style-name="Internet_20_link" text:visited-style-name="Visited_20_Internet_20_Link"><text:span text:style-name="T8">7</text:span></text:a></text:p>
          <text:p text:style-name="Contents_20_1"><text:span text:style-name="T3">3.3.</text:span><text:span text:style-name="T4"><text:tab/></text:span><text:span text:style-name="T3">Perfil de los Stakeholders</text:span><text:span text:style-name="T8"><text:tab/></text:span><text:a xlink:type="simple" xlink:href="#__RefHeading___Toc242806944" text:style-name="Internet_20_link" text:visited-style-name="Visited_20_Internet_20_Link"><text:span text:style-name="T8">8</text:span></text:a></text:p>
          <text:p text:style-name="Contents_20_1"><text:span text:style-name="T3">3.4.</text:span><text:span text:style-name="T4"><text:tab/></text:span><text:span text:style-name="T3">Perfil de los Usuarios</text:span><text:span text:style-name="T8"><text:tab/></text:span><text:a xlink:type="simple" xlink:href="#__RefHeading___Toc242806945" text:style-name="Internet_20_link" text:visited-style-name="Visited_20_Internet_20_Link"><text:span text:style-name="T8">8</text:span></text:a></text:p>
          <text:p text:style-name="Contents_20_1"><text:span text:style-name="T3">3.5.</text:span><text:span text:style-name="T4"><text:tab/></text:span><text:span text:style-name="T3">Necesidades clave de los Stakeholders o usuarios</text:span><text:span text:style-name="T8"><text:tab/></text:span><text:a xlink:type="simple" xlink:href="#__RefHeading___Toc242806946" text:style-name="Internet_20_link" text:visited-style-name="Visited_20_Internet_20_Link"><text:span text:style-name="T8">8</text:span></text:a></text:p>
          <text:p text:style-name="Contents_20_1"><text:span text:style-name="T3">4.</text:span><text:span text:style-name="T4"><text:tab/></text:span><text:span text:style-name="T3">Resumen del producto</text:span><text:span text:style-name="T8"><text:tab/></text:span><text:a xlink:type="simple" xlink:href="#__RefHeading___Toc242806947" text:style-name="Internet_20_link" text:visited-style-name="Visited_20_Internet_20_Link"><text:span text:style-name="T8">9</text:span></text:a></text:p>
          <text:p text:style-name="Contents_20_1"><text:span text:style-name="T3">4.1.</text:span><text:span text:style-name="T4"><text:tab/></text:span><text:span text:style-name="T3">Perspectiva del Producto</text:span><text:span text:style-name="T8"><text:tab/></text:span><text:a xlink:type="simple" xlink:href="#__RefHeading___Toc242806948" text:style-name="Internet_20_link" text:visited-style-name="Visited_20_Internet_20_Link"><text:span text:style-name="T8">9</text:span></text:a></text:p>
          <text:p text:style-name="Contents_20_1"><text:soft-page-break/><text:span text:style-name="T3">4.2.</text:span><text:span text:style-name="T4"><text:tab/></text:span><text:span text:style-name="T3">Resumen de capacidades</text:span><text:span text:style-name="T8"><text:tab/></text:span><text:a xlink:type="simple" xlink:href="#__RefHeading___Toc242806949" text:style-name="Internet_20_link" text:visited-style-name="Visited_20_Internet_20_Link"><text:span text:style-name="T8">9</text:span></text:a></text:p>
          <text:p text:style-name="Contents_20_1"><text:span text:style-name="T3">4.3.</text:span><text:span text:style-name="T4"><text:tab/></text:span><text:span text:style-name="T3">Supuestos y Dependencias</text:span><text:span text:style-name="T8"><text:tab/></text:span><text:a xlink:type="simple" xlink:href="#__RefHeading___Toc242806950" text:style-name="Internet_20_link" text:visited-style-name="Visited_20_Internet_20_Link"><text:span text:style-name="T8">9</text:span></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7"/>
      <text:p text:style-name="P7"/>
      <text:list xml:id="list1051004441" text:style-name="WW8Num3">
        <text:list-item>
          <text:h text:style-name="P61" text:outline-level="1"><text:bookmark-start text:name="__RefHeading___Toc242806931"/><text:bookmark text:name="0.1__Toc436203377"/><text:bookmark text:name="0.1__Toc452813577"/><text:bookmark text:name="0.1__Toc456598586"/><text:bookmark text:name="0.1__Toc456600917"/><text:bookmark text:name="0.1__Toc230355778"/><text:soft-page-break/>Introducción<text:bookmark-end text:name="__RefHeading___Toc242806931"/></text:h>
        </text:list-item>
      </text:list>
      <text:p text:style-name="P37"/>
      <text:list xml:id="list540395940" text:style-name="WW8Num2">
        <text:list-item>
          <text:list>
            <text:list-item>
              <text:h text:style-name="P55" text:outline-level="1"><text:bookmark-start text:name="__RefHeading___Toc242806932"/>Propósito<text:bookmark-end text:name="__RefHeading___Toc242806932"/></text:h>
            </text:list-item>
          </text:list>
        </text:list-item>
      </text:list>
      <text:p text:style-name="Standard">Este documento proporciona una visión sobre el proyecto <text:span text:style-name="T1">Tu Ciudad</text:span> desarrollado para <text:span text:style-name="T1">el Ayuntamiento de Granada, aunque con pretensión de poder ser utilizado en otros ayuntamientos</text:span>. </text:p>
      <text:p text:style-name="P25">El proyecto se basa en una aplicación móvil en la que los usuarios pueden consultar información sobre puntos de interés de su ciudad mediante un mapa interactivo. </text:p>
      <text:list xml:id="list200449099578023" text:continue-numbering="true" text:style-name="WW8Num2">
        <text:list-item>
          <text:list>
            <text:list-item>
              <text:h text:style-name="P55" text:outline-level="1"><text:bookmark-start text:name="__RefHeading___Toc242806933"/>Alcance<text:bookmark-end text:name="__RefHeading___Toc242806933"/></text:h>
            </text:list-item>
          </text:list>
        </text:list-item>
      </text:list>
      <text:p text:style-name="P67"><text:span text:style-name="T1">El proyecto pretende llegar a todos los usuarios de los servicios públicos de la ciudad en la que se aplique, empezando por la ciudad de Granada, que podrán acceder a información sobre los puntos de interés en las calles de la ciudad.</text:span></text:p>
      <text:list xml:id="list200449879381425" text:continue-numbering="true" text:style-name="WW8Num2">
        <text:list-item>
          <text:list>
            <text:list-item>
              <text:h text:style-name="P60" text:outline-level="1">Definición, Acrónimos y Abreviaciones</text:h>
            </text:list-item>
          </text:list>
        </text:list-item>
        <text:list-item>
          <text:h text:style-name="P57" text:outline-level="1"><text:bookmark-start text:name="__RefHeading___Toc242806935"/>Resumen<text:bookmark-end text:name="__RefHeading___Toc242806935"/></text:h>
        </text:list-item>
      </text:list>
      <text:p text:style-name="Standard">En nuestra vida estamos rodeados de tecnologías que nos ayudan a facilitar nuestro día a día de alguna forma u otra. Estas actividades incluyen algunas del ámbito público que son de acceso generalizado y gratuito. El conocimiento de las infraestructuras que la ciudad nos brinda es el problema que enfrenta esta aplicación. Cuando se visita una nueva ciudad o simplemente cuando vives en alguna lo bastante grande es difícil conocer con detalle todos los servicios que esta nos ofrece y más aún saber dónde estos se sitúan. A veces algo tan simple como encontrar un punto limpio para poder reciclar la basura diaria o una fuente de agua donde poder calmar la sed se convierte una tarea complicada. De ahí nace la idea de este proyecto, una forma de facilitar el encontrar todos estos servicios que, aunque pasen desapercibidos, pueden llegar a ser de gran importancia para nosotros. La idea principal es una aplicación móvil en la que podamos localizar instalaciones públicas dentro de un mapa de iconos y con la posibilidad de clasificar lo que el usuario busca, así como señalar si se encuentran <text:span text:style-name="T18">en un estado defectuoso</text:span>.</text:p>
      <text:p text:style-name="Standard"/>
      <text:p text:style-name="Standard"/>
      <text:p text:style-name="Standard"/>
      <text:p text:style-name="Standard"><text:soft-page-break/></text:p>
      <text:list xml:id="list200449455140623" text:continue-numbering="true" text:style-name="WW8Num2">
        <text:list-item>
          <text:h text:style-name="P62" text:outline-level="1"><text:bookmark-start text:name="__RefHeading___Toc242806936"/>Posicionamiento<text:bookmark-end text:name="__RefHeading___Toc242806936"/></text:h>
          <text:list>
            <text:list-item>
              <text:h text:style-name="P55" text:outline-level="1"><text:bookmark-start text:name="__RefHeading___Toc242806937"/>Oportunidad de Negocio<text:bookmark-end text:name="__RefHeading___Toc242806937"/></text:h>
            </text:list-item>
          </text:list>
        </text:list-item>
      </text:list>
      <text:p text:style-name="P24">La aplicación será útil para el ayuntamiento de Granada y los ayuntamientos de las ciudades que se adscriban al proyecto ya que ofrece a la ciudadanía información sobre las instalaciones públicas en la calle de manera fácil e intuitiva. Además incluye las herramientas para administrar los puntos de interés y un procedimiento para marcar instalaciones que se encuentren defectuosas, lo cuál agilizará en gran medida la transmisión de información entre institución y ciudadano.</text:p>
      <text:list xml:id="list200449596098107" text:continue-numbering="true" text:style-name="WW8Num2">
        <text:list-item>
          <text:list>
            <text:list-item>
              <text:h text:style-name="P55" text:outline-level="1"><text:bookmark-start text:name="__RefHeading___Toc242806938"/>Declaración del Problema<text:bookmark-end text:name="__RefHeading___Toc242806938"/></text:h>
            </text:list-item>
          </text:list>
        </text:list-item>
      </text:list>
      <text:p text:style-name="P39">El siguiente cuadro detalla el problema así como los afectados por este.</text:p>
      <table:table table:name="Tabla2" table:style-name="Tabla2">
        <table:table-column table:style-name="Tabla2.A"/>
        <table:table-column table:style-name="Tabla2.B"/>
        <table:table-row table:style-name="Tabla2.1">
          <table:table-cell table:style-name="Tabla2.A1" office:value-type="string">
            <text:p text:style-name="P46">El problema de</text:p>
          </table:table-cell>
          <table:table-cell table:style-name="Tabla2.B1" office:value-type="string">
            <text:p text:style-name="P47">Los ciudadanos no tienen acceso de manera rápida y sencilla a información sobre las instalaciones de servicios públicos de la ciudad.</text:p>
          </table:table-cell>
        </table:table-row>
        <table:table-row table:style-name="Tabla2.1">
          <table:table-cell table:style-name="Tabla2.A2" office:value-type="string">
            <text:p text:style-name="P46">Afecta</text:p>
          </table:table-cell>
          <table:table-cell table:style-name="Tabla2.B2" office:value-type="string">
            <text:p text:style-name="P10">Ayuntamientos que ofrecen los servicios y población que quiere utilizarlos. </text:p>
          </table:table-cell>
        </table:table-row>
        <table:table-row table:style-name="Tabla2.1">
          <table:table-cell table:style-name="Tabla2.A3" office:value-type="string">
            <text:p text:style-name="P46">El impacto del problema es</text:p>
          </table:table-cell>
          <table:table-cell table:style-name="Tabla2.B3" office:value-type="string">
            <text:p text:style-name="P48">Una mejor comunicación entre ayuntamiento y población, lo que repercutirá en una mejora en la utilización de los servicios públicos y mayor rapidez para el ciudadano a la hora de localizarlos <text:span text:style-name="T19">e informar sobre su estado</text:span>. </text:p>
          </table:table-cell>
        </table:table-row>
        <table:table-row table:style-name="Tabla2.1">
          <table:table-cell table:style-name="Tabla2.A2" office:value-type="string">
            <text:p text:style-name="P46">Una solución exitosa sería</text:p>
          </table:table-cell>
          <table:table-cell table:style-name="Tabla2.B2" office:value-type="string">
            <text:p text:style-name="P48">Informatizar el proceso, prestando a los ciudadanos un mapa interactivo en el que puedan localizar los servicios públicos que deseen, así como un buscador para seleccionar servicios concretos.</text:p>
          </table:table-cell>
        </table:table-row>
      </table:table>
      <text:list xml:id="list200449580520586" text:continue-numbering="true" text:style-name="WW8Num2">
        <text:list-header>
          <text:h text:style-name="P56" text:outline-level="1"><text:soft-page-break/><text:span text:style-name="T14">2.3. <text:s text:c="4"/></text:span>Solución propuesta</text:h>
        </text:list-header>
      </text:list>
      <text:h text:style-name="P58" text:outline-level="1"><text:span text:style-name="T11">Expedir información bajo demanda física</text:span><text:span text:style-name="T10"> en el ayuntamiento. Las principales ventajas de esta solución son la facilidad de implementación y un coste casi nulo. La principal desventaja es la dificultad que supone para el ciudadano obtener la información, siendo el desplazamiento hasta el ayuntamiento el principal escollo.</text:span></text:h>
      <text:p text:style-name="Standard"/>
      <text:p text:style-name="P26">Exponer la información en forma de lista en una <text:span text:style-name="T12">página web</text:span> del ayuntamiento. La principal ventaja es que puede ser fácilmente consultada por los ciudadanos a través de cualquier dispositivo electrónico. Las desventajas son un acceso lento y poco intuitivo, además de ser un sistema arcaico.</text:p>
      <text:p text:style-name="P27"><text:span text:style-name="T9">Una </text:span><text:span text:style-name="T13">aplicación móvil</text:span><text:span text:style-name="T9"> con mapa en la que se marquen los principales puntos de interés. La principal ventaja es la accesibilidad por parte de lo ciudadanos, que pueden consultarla desde cualquier lugar de su smartphone. A esto se le añade un acceso a la información más </text:span><text:span text:style-name="T20">a</text:span><text:span text:style-name="T21">migable de cara al usuario</text:span><text:span text:style-name="T9">. Su principal inconveniente es el coste de implementación, si bien no es muy superior al de una página web. De la misma forma pasa con su mantenimiento. Por estos motivos, esta es la mejor solución.</text:span></text:p>
      <text:list xml:id="list200449811216444" text:continue-numbering="true" text:style-name="WW8Num2">
        <text:list-item>
          <text:h text:style-name="P62" text:outline-level="1"><text:bookmark-start text:name="__RefHeading___Toc242806941"/>Descripción de Usuarios y Stakeholders<text:bookmark-end text:name="__RefHeading___Toc242806941"/></text:h>
        </text:list-item>
      </text:list>
      <text:p text:style-name="Standard"/>
      <text:p text:style-name="P38">[A fin de ejecutar eficazmente los productos y servicios que satisfagan las necesidades de las partes interesadas en este proyecto, es necesario conocer quiénes son los interesados ​​y hacer que participen en el proceso de desarrollo. Un grupo importante de actores está formado por los usuarios (finales) del sistema.</text:p>
      <text:p text:style-name="P38">Esta sección proporciona una visión general de las partes interesadas, sus intereses y los problemas que se resuelven por la solución propuesta.]</text:p>
      <text:list xml:id="list200449941755523" text:continue-numbering="true" text:style-name="WW8Num2">
        <text:list-item>
          <text:list>
            <text:list-item>
              <text:h text:style-name="P55" text:outline-level="1"><text:bookmark-start text:name="__RefHeading___Toc242806942"/>Resumen de los stakeholders<text:bookmark-end text:name="__RefHeading___Toc242806942"/></text:h>
            </text:list-item>
          </text:list>
        </text:list-item>
      </text:list>
      <text:p text:style-name="Standard"/>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3">Nombre</text:p>
          </table:table-cell>
          <table:table-cell table:style-name="Tabla3.A1" office:value-type="string">
            <text:p text:style-name="P23">Descripción</text:p>
          </table:table-cell>
          <table:table-cell table:style-name="Tabla3.C1" office:value-type="string">
            <text:p text:style-name="P23">Responsabilidades</text:p>
          </table:table-cell>
        </table:table-row>
        <table:table-row table:style-name="Tabla3.2">
          <table:table-cell table:style-name="Tabla3.A2" office:value-type="string">
            <text:p text:style-name="P29">Ayuntamiento de Granada</text:p>
          </table:table-cell>
          <table:table-cell table:style-name="Tabla3.A2" office:value-type="string">
            <text:p text:style-name="P13">Ente público que gestiona los servicios que se muestran en la aplicación</text:p>
          </table:table-cell>
          <table:table-cell table:style-name="Tabla3.C2" office:value-type="string">
            <text:p text:style-name="P13">Aporta la información sobre los puntos de interés</text:p>
          </table:table-cell>
        </table:table-row>
        <table:table-row table:style-name="Tabla3.3">
          <table:table-cell table:style-name="Tabla3.A2" office:value-type="string">
            <text:p text:style-name="P14">Empresa de mantenimiento </text:p>
          </table:table-cell>
          <table:table-cell table:style-name="Tabla3.A2" office:value-type="string">
            <text:p text:style-name="P14">Se encarga del mantenimiento de los puntos de interés </text:p>
          </table:table-cell>
          <table:table-cell table:style-name="Tabla3.C2" office:value-type="string">
            <text:p text:style-name="P13">Recibir las notificaciones de incidencias técnicas y resolverlas</text:p>
          </table:table-cell>
        </table:table-row>
      </table:table>
      <text:list xml:id="list200449972064332" text:continue-numbering="true" text:style-name="WW8Num2">
        <text:list-item>
          <text:list>
            <text:list-item>
              <text:h text:style-name="P55" text:outline-level="1"><text:bookmark-start text:name="__RefHeading___Toc242806943"/><text:soft-page-break/>Resumen de los usuarios<text:bookmark-end text:name="__RefHeading___Toc242806943"/></text:h>
            </text:list-item>
          </text:list>
        </text:list-item>
      </text:list>
      <text:p text:style-name="Standard"/>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Nombre</text:p>
          </table:table-cell>
          <table:table-cell table:style-name="Tabla4.A1" office:value-type="string">
            <text:p text:style-name="P23">Descripción</text:p>
          </table:table-cell>
          <table:table-cell table:style-name="Tabla4.C1" office:value-type="string">
            <text:p text:style-name="P23">Stakeholder</text:p>
          </table:table-cell>
        </table:table-row>
        <table:table-row table:style-name="Tabla4.1">
          <table:table-cell table:style-name="Tabla4.A2" office:value-type="string">
            <text:p text:style-name="P28">Administrador</text:p>
          </table:table-cell>
          <table:table-cell table:style-name="Tabla4.A2" office:value-type="string">
            <text:p text:style-name="P11">Se encarga del mantenimiento de la aplicación. Actualiza puntos de interés y comunica incidencias a quien corresponda.</text:p>
          </table:table-cell>
          <table:table-cell table:style-name="Tabla4.C2" office:value-type="string">
            <text:p text:style-name="P13">STK 1 – Ayuntamiento</text:p>
            <text:p text:style-name="P13">STK 2 – Empresa de mantenimiento</text:p>
          </table:table-cell>
        </table:table-row>
        <table:table-row table:style-name="Tabla4.1">
          <table:table-cell table:style-name="Tabla4.A2" office:value-type="string">
            <text:p text:style-name="P11">UB</text:p>
          </table:table-cell>
          <table:table-cell table:style-name="Tabla4.A2" office:value-type="string">
            <text:p text:style-name="P11">Usuario que realiza búsquedas de puntos de interés.</text:p>
          </table:table-cell>
          <table:table-cell table:style-name="Tabla4.C2" office:value-type="string">
            <text:p text:style-name="P13">STK 1 - Ayuntamiento</text:p>
          </table:table-cell>
        </table:table-row>
        <table:table-row table:style-name="Tabla4.1">
          <table:table-cell table:style-name="Tabla4.A2" office:value-type="string">
            <text:p text:style-name="P11">UM</text:p>
          </table:table-cell>
          <table:table-cell table:style-name="Tabla4.A2" office:value-type="string">
            <text:p text:style-name="P11">Usuario que marcan una incidencia en un punto de interés.</text:p>
          </table:table-cell>
          <table:table-cell table:style-name="Tabla4.C2" office:value-type="string">
            <text:p text:style-name="P13">STK 2 – Empresa de mantenimiento </text:p>
          </table:table-cell>
        </table:table-row>
      </table:table>
      <text:h text:style-name="P59" text:outline-level="1"><text:bookmark text:name="0.1_table05"/><text:bookmark text:name="0.1__Toc452813586"/><text:bookmark text:name="0.1__Toc230355790"/><text:bookmark text:name="0.1__Toc230355791"/></text:h>
      <text:list xml:id="list200449216888666" text:continue-numbering="true" text:style-name="WW8Num2">
        <text:list-item>
          <text:list>
            <text:list-item>
              <text:h text:style-name="P55" text:outline-level="1"><text:bookmark-start text:name="__RefHeading___Toc242806944"/>Perfil de los Stakeholders<text:bookmark-end text:name="__RefHeading___Toc242806944"/></text:h>
            </text:list-item>
          </text:list>
        </text:list-item>
      </text:list>
      <text:p text:style-name="P4"/>
      <table:table table:name="Tabla9" table:style-name="Tabla9">
        <table:table-column table:style-name="Tabla9.A"/>
        <table:table-column table:style-name="Tabla9.B"/>
        <table:table-row table:style-name="Tabla9.1">
          <table:table-cell table:style-name="Tabla9.A1" office:value-type="string">
            <text:p text:style-name="P33">Descripción</text:p>
          </table:table-cell>
          <table:table-cell table:style-name="Tabla9.A1" office:value-type="string">
            <text:p text:style-name="P15">Ayuntamiento de Granada</text:p>
          </table:table-cell>
        </table:table-row>
        <table:table-row table:style-name="Tabla9.1">
          <table:table-cell table:style-name="Tabla9.A2" office:value-type="string">
            <text:p text:style-name="P33">Responsabilidades</text:p>
          </table:table-cell>
          <table:table-cell table:style-name="Tabla9.A2" office:value-type="string">
            <text:p text:style-name="P36">- <text:span text:style-name="T16">Este stakeholder proporciona los datos que se muestran en la aplicación.</text:span></text:p>
            <text:p text:style-name="P36">- <text:span text:style-name="T16">Este stakeholder se ocupa de que la información mostrada en la aplicación se corresponde con la demandada por los ciudadanos.</text:span></text:p>
            <text:p text:style-name="P36">- <text:span text:style-name="T16">Este stakeholder se ocupa del mantenimiento y la actualización de los datos de la aplicación.</text:span></text:p>
            <text:p text:style-name="P36">- <text:span text:style-name="T16">Este stakeholder se ocupa de la comunicación entre aplicación y empresa de mantenimiento.</text:span></text:p>
          </table:table-cell>
        </table:table-row>
        <table:table-row table:style-name="Tabla9.1">
          <table:table-cell table:style-name="Tabla9.A3" office:value-type="string">
            <text:p text:style-name="P33">Criterios de éxito </text:p>
          </table:table-cell>
          <table:table-cell table:style-name="Tabla9.B3" office:value-type="string">
            <text:p text:style-name="P16">Existe una comunicación fluida entre ayuntamiento y ciudadano y entre ciudadano y empresa de mantenimiento. </text:p>
          </table:table-cell>
        </table:table-row>
      </table:table>
      <text:p text:style-name="P30"/>
      <table:table table:name="Tabla5" table:style-name="Tabla5">
        <table:table-column table:style-name="Tabla5.A"/>
        <table:table-column table:style-name="Tabla5.B"/>
        <table:table-row table:style-name="Tabla5.1">
          <table:table-cell table:style-name="Tabla5.A1" office:value-type="string">
            <text:p text:style-name="P32"><text:bookmark text:name="0.1_table06"/>Descripción</text:p>
          </table:table-cell>
          <table:table-cell table:style-name="Tabla5.A1" office:value-type="string">
            <text:p text:style-name="P15">Empresa de mantenimiento</text:p>
          </table:table-cell>
        </table:table-row>
        <table:table-row table:style-name="Tabla5.1">
          <table:table-cell table:style-name="Tabla5.A2" office:value-type="string">
            <text:p text:style-name="P32">Responsabilidades</text:p>
          </table:table-cell>
          <table:table-cell table:style-name="Tabla5.A2" office:value-type="string">
            <text:p text:style-name="P8">- <text:span text:style-name="T16">Este stakeholder recibe notificaciones de incidencias técnicas y se encarga de solucionarlas.</text:span></text:p>
            <text:p text:style-name="P8">- <text:span text:style-name="T16">Este stakeholder se ocupa de señalar que las incidencias técnicas han sido solucionadas.</text:span></text:p>
          </table:table-cell>
        </table:table-row>
        <text:soft-page-break/>
        <table:table-row table:style-name="Tabla5.1">
          <table:table-cell table:style-name="Tabla5.A3" office:value-type="string">
            <text:p text:style-name="P32">Criterios de éxito </text:p>
          </table:table-cell>
          <table:table-cell table:style-name="Tabla5.B3" office:value-type="string">
            <text:p text:style-name="P16">Las reparaciones en servicios públicos se realizan de forma rápida y las notificaciones <text:span text:style-name="T17">son respondidas con rapidez.</text:span></text:p>
          </table:table-cell>
        </table:table-row>
      </table:table>
      <text:list xml:id="list200449600225669" text:continue-numbering="true" text:style-name="WW8Num2">
        <text:list-item>
          <text:list>
            <text:list-item>
              <text:h text:style-name="P55" text:outline-level="1"><text:bookmark-start text:name="__RefHeading___Toc242806945"/>Perfil de los Usuarios<text:bookmark-end text:name="__RefHeading___Toc242806945"/></text:h>
            </text:list-item>
          </text:list>
        </text:list-item>
      </text:list>
      <table:table table:name="Tabla6" table:style-name="Tabla6">
        <table:table-column table:style-name="Tabla6.A"/>
        <table:table-column table:style-name="Tabla6.B"/>
        <table:table-row table:style-name="Tabla6.1">
          <table:table-cell table:style-name="Tabla6.A1" office:value-type="string">
            <text:p text:style-name="P32"><text:bookmark text:name="0.1__Toc452813588"/><text:bookmark text:name="0.1__Toc230355797"/>Descripción</text:p>
          </table:table-cell>
          <table:table-cell table:style-name="Tabla6.A1" office:value-type="string">
            <text:p text:style-name="P68">Administrador</text:p>
          </table:table-cell>
        </table:table-row>
        <table:table-row table:style-name="Tabla6.1">
          <table:table-cell table:style-name="Tabla6.A2" office:value-type="string">
            <text:p text:style-name="P32"><text:s/>Responsabilidades</text:p>
          </table:table-cell>
          <table:table-cell table:style-name="Tabla6.A2" office:value-type="string">
            <text:p text:style-name="P9">- <text:span text:style-name="T23">Este usuario recibe los datos proporcionados por el Ayuntamiento de Granada y los añade a la aplicación.</text:span></text:p>
            <text:p text:style-name="P9">- <text:span text:style-name="T23">Este usuario se encarga del mantenimiento de la aplicación y corrección de incidencias relacionadas con la misma.</text:span></text:p>
            <text:p text:style-name="P9">- <text:span text:style-name="T23">Este usuario comunica las incidencias técnicas notificadas por los usuarios a la empresa de mantenimiento.</text:span></text:p>
          </table:table-cell>
        </table:table-row>
        <table:table-row table:style-name="Tabla6.1">
          <table:table-cell table:style-name="Tabla6.A3" office:value-type="string">
            <text:p text:style-name="P32">Criterios de Éxito</text:p>
          </table:table-cell>
          <table:table-cell table:style-name="Tabla6.B3" office:value-type="string">
            <text:p text:style-name="P68">La aplicación está actualizada sin errores y la empresa de mantenimiento es informada de forma regular.</text:p>
          </table:table-cell>
        </table:table-row>
      </table:table>
      <text:p text:style-name="P65"/>
      <table:table table:name="Table1" table:style-name="Table1">
        <table:table-column table:style-name="Table1.A"/>
        <table:table-column table:style-name="Table1.B"/>
        <table:table-row table:style-name="Table1.1">
          <table:table-cell table:style-name="Table1.A1" office:value-type="string">
            <text:p text:style-name="P77"><text:bookmark text:name="0.1__Toc2303557971"/><text:bookmark text:name="0.1__Toc4528135881"/>Descripción</text:p>
          </table:table-cell>
          <table:table-cell table:style-name="Table1.A1" office:value-type="string">
            <text:p text:style-name="P73">UB</text:p>
          </table:table-cell>
        </table:table-row>
        <table:table-row table:style-name="Table1.1">
          <table:table-cell table:style-name="Table1.A2" office:value-type="string">
            <text:p text:style-name="P77"><text:s/>Responsabilidades</text:p>
          </table:table-cell>
          <table:table-cell table:style-name="Table1.A2" office:value-type="string">
            <text:p text:style-name="P75"><text:span text:style-name="T2">- </text:span><text:span text:style-name="T5">Este usuario busca información de interés en la aplicación.</text:span></text:p>
            <text:p text:style-name="P75"><text:span text:style-name="T5">- </text:span><text:span text:style-name="T6">Este usuario utiliza el mapa interactivo de la aplicación.</text:span></text:p>
            <text:p text:style-name="P75"><text:span text:style-name="T6">- Este usuario utiliza el buscador y las diferentes categorías de servicios disponibles en la aplicación.</text:span></text:p>
          </table:table-cell>
        </table:table-row>
        <table:table-row table:style-name="Table1.1">
          <table:table-cell table:style-name="Table1.A3" office:value-type="string">
            <text:p text:style-name="P77">Criterios de Éxito</text:p>
          </table:table-cell>
          <table:table-cell table:style-name="Table1.B3" office:value-type="string">
            <text:p text:style-name="P68">El usuario ha encontrado fácilmente la información buscada mediante los diversos mecanismos que ofrece la aplicación.</text:p>
          </table:table-cell>
        </table:table-row>
      </table:table>
      <text:p text:style-name="P66"/>
      <table:table table:name="Table2" table:style-name="Table2">
        <table:table-column table:style-name="Table2.A"/>
        <table:table-column table:style-name="Table2.B"/>
        <table:table-row table:style-name="Table2.1">
          <table:table-cell table:style-name="Table2.A1" office:value-type="string">
            <text:p text:style-name="P77"><text:bookmark text:name="0.1__Toc2303557972"/><text:bookmark text:name="0.1__Toc4528135882"/>Descripción</text:p>
          </table:table-cell>
          <table:table-cell table:style-name="Table2.A1" office:value-type="string">
            <text:p text:style-name="P73">UM</text:p>
          </table:table-cell>
        </table:table-row>
        <table:table-row table:style-name="Table2.1">
          <table:table-cell table:style-name="Table2.A2" office:value-type="string">
            <text:p text:style-name="P77"><text:s/>Responsabilidades</text:p>
          </table:table-cell>
          <table:table-cell table:style-name="Table2.A2" office:value-type="string">
            <text:p text:style-name="P75"><text:span text:style-name="T2">- </text:span><text:span text:style-name="T5">E</text:span><text:span text:style-name="T22">ste usuario notifica una incidencia en uno de los servicios mostrados en la aplicación.</text:span></text:p>
          </table:table-cell>
        </table:table-row>
        <table:table-row table:style-name="Table2.1">
          <table:table-cell table:style-name="Table2.A3" office:value-type="string">
            <text:p text:style-name="P77">Criterios de Éxito</text:p>
          </table:table-cell>
          <table:table-cell table:style-name="Table2.B3" office:value-type="string">
            <text:p text:style-name="P68">La aplicación registra la incidencia e informa al usuario de que la empresa de mantenimiento correspondiente será notificada.</text:p>
          </table:table-cell>
        </table:table-row>
      </table:table>
      <text:p text:style-name="P72"/>
      <text:list xml:id="list200450369781854" text:continue-numbering="true" text:style-name="WW8Num2">
        <text:list-item>
          <text:list>
            <text:list-item>
              <text:h text:style-name="P55" text:outline-level="1"><text:bookmark-start text:name="__RefHeading___Toc242806946"/><text:soft-page-break/>Necesidades clave de los Stakeholders o usuarios<text:bookmark-end text:name="__RefHeading___Toc242806946"/></text:h>
            </text:list-item>
          </text:list>
        </text:list-item>
      </text:list>
      <text:p text:style-name="Standard">[Proporcionar las necesidades o problemas percibidos por los diferentes roles de los stakeholders​​. Esta visión general se utiliza a continuación para dar prioridad a las necesidades.]</text:p>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34"><text:bookmark text:name="0.1_table0B"/>Necesidad</text:p>
          </table:table-cell>
          <table:table-cell table:style-name="Tabla7.A1" office:value-type="string">
            <text:p text:style-name="P34">Prioridad</text:p>
          </table:table-cell>
          <table:table-cell table:style-name="Tabla7.A1" office:value-type="string">
            <text:p text:style-name="P34">Incumbe</text:p>
          </table:table-cell>
          <table:table-cell table:style-name="Tabla7.A1" office:value-type="string">
            <text:p text:style-name="P34">Solución Actual</text:p>
          </table:table-cell>
          <table:table-cell table:style-name="Tabla7.A1" office:value-type="string">
            <text:p text:style-name="P34">Solución propuesta</text:p>
          </table:table-cell>
        </table:table-row>
        <table:table-row table:style-name="Tabla7.1">
          <table:table-cell table:style-name="Tabla7.A2" office:value-type="string">
            <text:p text:style-name="P76">Establecer un canal oficial de comunicación con los ciudadanos para informar del estado de diversos servicios.</text:p>
          </table:table-cell>
          <table:table-cell table:style-name="Tabla7.A2" office:value-type="string">
            <text:p text:style-name="P70">Alta</text:p>
          </table:table-cell>
          <table:table-cell table:style-name="Tabla7.A2" office:value-type="string">
            <text:p text:style-name="P71">Ayuntamiento de Granada</text:p>
          </table:table-cell>
          <table:table-cell table:style-name="Tabla7.A2" office:value-type="string">
            <text:p text:style-name="P71">Expedir información bajo demanda física</text:p>
          </table:table-cell>
          <table:table-cell table:style-name="Tabla7.A2" office:value-type="string">
            <text:p text:style-name="P71">Aplicación móvil </text:p>
          </table:table-cell>
        </table:table-row>
        <table:table-row table:style-name="Tabla7.1">
          <table:table-cell table:style-name="Tabla7.A3" office:value-type="string">
            <text:p text:style-name="P71">Ser informado de las incidencias con los servicios pertinentes.</text:p>
          </table:table-cell>
          <table:table-cell table:style-name="Tabla7.B3" office:value-type="string">
            <text:p text:style-name="P74">Media</text:p>
          </table:table-cell>
          <table:table-cell table:style-name="Tabla7.C3" office:value-type="string">
            <text:p text:style-name="P71">Empresa de mantenimiento</text:p>
          </table:table-cell>
          <table:table-cell table:style-name="Tabla7.D3" office:value-type="string">
            <text:p text:style-name="P71">Ser informado por el Ayuntamiento </text:p>
          </table:table-cell>
          <table:table-cell table:style-name="Tabla7.E3" office:value-type="string">
            <text:p text:style-name="P71">Sistema de notificación de incidencias integrado en aplicación móvil</text:p>
          </table:table-cell>
        </table:table-row>
        <table:table-row table:style-name="Tabla7.1">
          <table:table-cell table:style-name="Tabla7.A4" office:value-type="string">
            <text:p text:style-name="P71">Encontrar información diversa y localización sobre diferentes servicios públicos.</text:p>
          </table:table-cell>
          <table:table-cell table:style-name="Tabla7.A4" office:value-type="string">
            <text:p text:style-name="P74">Baja</text:p>
          </table:table-cell>
          <table:table-cell table:style-name="Tabla7.A4" office:value-type="string">
            <text:p text:style-name="P71">UB</text:p>
          </table:table-cell>
          <table:table-cell table:style-name="Tabla7.A4" office:value-type="string">
            <text:p text:style-name="P71">Solicitar información al Ayuntamiento de Granada de forma física</text:p>
          </table:table-cell>
          <table:table-cell table:style-name="Tabla7.A4" office:value-type="string">
            <text:p text:style-name="P71">Aplicación móvil </text:p>
          </table:table-cell>
        </table:table-row>
        <table:table-row table:style-name="Tabla7.1">
          <table:table-cell table:style-name="Tabla7.A4" office:value-type="string">
            <text:p text:style-name="P71">Notificar de un problema con respecto a un servicio público concreto</text:p>
          </table:table-cell>
          <table:table-cell table:style-name="Tabla7.A4" office:value-type="string">
            <text:p text:style-name="P74">Media</text:p>
          </table:table-cell>
          <table:table-cell table:style-name="Tabla7.A4" office:value-type="string">
            <text:p text:style-name="P71">UM</text:p>
          </table:table-cell>
          <table:table-cell table:style-name="Tabla7.A4" office:value-type="string">
            <text:p text:style-name="P71">Contactar con el Ayuntamiento de Granada o la Empresa de Mantenimiento pertinente.</text:p>
          </table:table-cell>
          <table:table-cell table:style-name="Tabla7.A4" office:value-type="string">
            <text:p text:style-name="P71">Sistema de notificación de incidencias integrado en aplicación móvil</text:p>
          </table:table-cell>
        </table:table-row>
      </table:table>
      <text:h text:style-name="P63" text:outline-level="1"><text:bookmark text:name="0.1__Toc230355798"/><text:soft-page-break/></text:h>
      <text:list xml:id="list200449184838236" text:continue-numbering="true" text:style-name="WW8Num2">
        <text:list-item>
          <text:h text:style-name="P62" text:outline-level="1"><text:bookmark-start text:name="__RefHeading___Toc242806947"/>Resumen del producto<text:bookmark-end text:name="__RefHeading___Toc242806947"/></text:h>
        </text:list-item>
        <text:list-item>
          <text:h text:style-name="P55" text:outline-level="1"><text:bookmark-start text:name="__RefHeading___Toc242806948"/>Perspectiva del Producto<text:bookmark-end text:name="__RefHeading___Toc242806948"/></text:h>
        </text:list-item>
      </text:list>
      <text:p text:style-name="P12">La aplicación nace como respuesta a la falta de indicadores de servicios públicos en las principales aplicaciones de mapas para móvil. Es por ello que destaca sobre el resto de aplicaciones de mapas en su orientación a ayuntamientos y los servicios públicos que estos prestan. La aplicación será un producto independiente, aunque está basada en APIs de mapas abiertos <text:span text:style-name="T15">y los datos facilitados por los propios ayuntamientos</text:span>.</text:p>
      <text:list xml:id="list200449215214262" text:continue-numbering="true" text:style-name="WW8Num2">
        <text:list-item>
          <text:h text:style-name="P55" text:outline-level="1"><text:bookmark-start text:name="__RefHeading___Toc242806949"/>Resumen de capacidades<text:bookmark-end text:name="__RefHeading___Toc242806949"/></text:h>
        </text:list-item>
      </text:list>
      <text:p text:style-name="P65"/>
      <table:table table:name="Tabla8" table:style-name="Tabla8">
        <table:table-column table:style-name="Tabla8.A"/>
        <table:table-column table:style-name="Tabla8.B"/>
        <table:table-row table:style-name="Tabla8.1">
          <table:table-cell table:style-name="Tabla8.A1" office:value-type="string">
            <text:p text:style-name="P35">Beneficio del Cliente</text:p>
          </table:table-cell>
          <table:table-cell table:style-name="Tabla8.A1" office:value-type="string">
            <text:p text:style-name="P35">Características de Soporte</text:p>
          </table:table-cell>
        </table:table-row>
        <table:table-row table:style-name="Tabla8.1">
          <table:table-cell table:style-name="Tabla8.A2" office:value-type="string">
            <text:p text:style-name="P49">Mayor agilidad en la obtención de información sobre servicios públicos en el entorno.</text:p>
          </table:table-cell>
          <table:table-cell table:style-name="Tabla8.A2" office:value-type="string">
            <text:p text:style-name="P52"><text:s/>Mapa interactivo integrado en la aplicación con puntos de interés</text:p>
          </table:table-cell>
        </table:table-row>
        <table:table-row table:style-name="Tabla8.1">
          <table:table-cell table:style-name="Tabla8.A3" office:value-type="string">
            <text:p text:style-name="P50">Búsqueda de puntos de interés concretos</text:p>
          </table:table-cell>
          <table:table-cell table:style-name="Tabla8.B3" office:value-type="string">
            <text:p text:style-name="P52">Buscador y listas de puntos de interés</text:p>
          </table:table-cell>
        </table:table-row>
        <table:table-row table:style-name="Tabla8.1">
          <table:table-cell table:style-name="Tabla8.A2" office:value-type="string">
            <text:p text:style-name="P51">Facilitación y centralición de un sistema de notificaciones sobre problemas técnicos de las instalaciones.</text:p>
          </table:table-cell>
          <table:table-cell table:style-name="Tabla8.A2" office:value-type="string">
            <text:p text:style-name="P52">Sistema de notificación sobre problemas técnicos en puntos de interés.</text:p>
          </table:table-cell>
        </table:table-row>
        <table:table-row table:style-name="Tabla8.1">
          <table:table-cell table:style-name="Tabla8.A5" office:value-type="string">
            <text:p text:style-name="P50">Facilitación de la comunicación entre ayuntamiento y ciudadano sobre los servicios públicos ofrecidos.</text:p>
          </table:table-cell>
          <table:table-cell table:style-name="Tabla8.B5" office:value-type="string">
            <text:p text:style-name="P52">Sistema de administración de puntos de interés.</text:p>
          </table:table-cell>
        </table:table-row>
      </table:table>
      <text:list xml:id="list200449066368570" text:continue-numbering="true" text:style-name="WW8Num2">
        <text:list-item>
          <text:list>
            <text:list-item>
              <text:h text:style-name="P55" text:outline-level="1"><text:bookmark-start text:name="__RefHeading___Toc242806950"/>Supuestos y Dependencias<text:bookmark-end text:name="__RefHeading___Toc242806950"/></text:h>
            </text:list-item>
          </text:list>
        </text:list-item>
      </text:list>
      <text:p text:style-name="P53"/>
      <text:p text:style-name="P54">La aplicación debe ser suficientemente eficiente como para poder funcionar en cualquier dispositivo móvil. <text:s/>Aunque el desarrollo se realiza centrado en una ciudad, debe ser fácilmente trasladable a otras ciudades. El mantenimiento de la aplicación debe ser sencillo para poder ser <text:soft-page-break/>realizado por empleados del ayuntamiento sin formación específica. La aplicación debe ser sencilla e intuitiva para que todos los ciudadanos sean capaces de utilizarla. Al tratarse de una aplicación de gestión pública la principal preocupación es la accesibilidad. Deben poder acceder a la información personas con distintas discapacidades que dificulten el normal uso de un smartphone.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Tahoma" svg:font-family="Tahoma"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pitch="variable" fo:font-size="11pt" fo:language="es" fo:country="P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00%"/>
      <style:text-properties style:font-name="Times New Roman" fo:font-family="'Times New Roman'" style:font-family-generic="roman" style:font-pitch="variable" fo:font-size="12pt" fo:language="es" fo:country="ES" style:font-name-asian="Calibri" style:font-family-asian="Calibri" style:font-pitch-asian="variable"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pitch="variable" fo:font-size="14pt" fo:font-weight="bold" style:font-name-asian="Calibri" style:font-family-asian="Calibri" style:font-pitch-asian="variable" style:font-size-asian="14pt" style:font-weight-asian="bold" style:font-name-complex="Cambria" style:font-family-complex="Cambria"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pitch="variable" fo:font-size="13pt" fo:font-weight="bold" style:font-name-asian="Calibri" style:font-family-asian="Calibri" style:font-pitch-asian="variable" style:font-size-asian="13pt" style:font-weight-asian="bold" style:font-name-complex="Cambria" style:font-family-complex="Cambria"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pitch="variable" fo:font-weight="bold" style:font-name-asian="Calibri" style:font-family-asian="Calibri" style:font-pitch-asian="variable" style:font-weight-asian="bold" style:font-name-complex="Cambria" style:font-family-complex="Cambria"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pitch="variable" fo:font-style="italic" fo:font-weight="bold" style:font-name-asian="Calibri" style:font-family-asian="Calibri" style:font-pitch-asian="variable" style:font-style-asian="italic" style:font-weight-asian="bold" style:font-name-complex="Cambria" style:font-family-complex="Cambria"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pitch="variable" style:font-name-asian="Calibri" style:font-family-asian="Calibri" style:font-pitch-asian="variable" style:font-name-complex="Cambria" style:font-family-complex="Cambria"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pitch="variable" fo:font-style="italic" style:font-name-asian="Calibri" style:font-family-asian="Calibri" style:font-pitch-asian="variable" style:font-style-asian="italic" style:font-name-complex="Cambria" style:font-family-complex="Cambria"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pitch="variable" fo:font-style="italic" style:font-name-asian="Calibri" style:font-family-asian="Calibri" style:font-pitch-asian="variable" style:font-style-asian="italic" style:font-name-complex="Cambria" style:font-family-complex="Cambria"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pitch="variable" fo:font-size="10pt" style:font-name-asian="Calibri" style:font-family-asian="Calibri" style:font-pitch-asian="variable" style:font-size-asian="10pt" style:font-name-complex="Cambria" style:font-family-complex="Cambria"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pitch="variable" fo:font-size="10pt" fo:font-style="italic" style:font-name-asian="Calibri" style:font-family-asian="Calibri" style:font-pitch-asian="variable" style:font-size-asian="10pt" style:font-style-asian="italic" style:font-name-complex="Cambria" style:font-family-complex="Cambria" style:font-pitch-complex="variable" style:font-size-complex="10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pitch="variable" fo:font-size="8pt" style:font-size-asian="8pt" style:font-name-complex="Tahoma" style:font-family-complex="Tahoma"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Default_20_Text" style:display-name="Default Text" style:family="paragraph" style:parent-style-name="Standard">
      <style:paragraph-properties fo:margin-top="0cm" fo:margin-bottom="0cm" loext:contextual-spacing="false" fo:line-height="100%" style:text-autospace="none" style:punctuation-wrap="simple"/>
      <style:text-properties fo:color="#000000" style:font-name="Arial" fo:font-family="Arial" style:font-family-generic="swiss" style:font-pitch="variable" fo:font-size="10pt" fo:language="en" fo:country="US" style:font-name-asian="Calibri" style:font-family-asian="Calibri" style:font-pitch-asian="variable" style:font-size-asian="10pt" style:font-name-complex="Arial" style:font-family-complex="Arial" style:font-family-generic-complex="swiss" style:font-pitch-complex="variable" style:font-size-complex="10pt"/>
    </style:style>
    <style:style style:name="Text_20_1" style:display-name="Text 1" style:family="paragraph" style:parent-style-name="Standard">
      <style:paragraph-properties fo:margin-top="0.212cm" fo:margin-bottom="0cm" loext:contextual-spacing="false" fo:line-height="100%"/>
      <style:text-properties style:font-name="Arial" fo:font-family="Arial" style:font-family-generic="swiss" style:font-pitch="variable" fo:font-size="10pt" fo:language="en" fo:country="GB" style:font-name-asian="Calibri" style:font-family-asian="Calibri" style:font-pitch-asian="variable" style:font-size-asian="10pt" style:font-name-complex="Arial" style:font-family-complex="Arial" style:font-family-generic-complex="swiss" style:font-pitch-complex="variable" style:font-size-complex="10pt"/>
    </style:style>
    <style:style style:name="Title" style:family="paragraph" style:parent-style-name="Standard" style:next-style-name="Standard" style:class="chapter">
      <style:paragraph-properties fo:margin-top="0cm" fo:margin-bottom="0.529cm" loext:contextual-spacing="false" fo:line-height="100%" fo:padding-left="0cm" fo:padding-right="0cm" fo:padding-top="0cm" fo:padding-bottom="0.141cm" fo:border-left="none" fo:border-right="none" fo:border-top="none" fo:border-bottom="0.99pt solid #808080"/>
      <style:text-properties fo:color="#17365d" style:font-name="Cambria" fo:font-family="Cambria" style:font-pitch="variable" fo:font-size="26pt" fo:letter-spacing="0.009cm" style:letter-kerning="true" style:font-name-asian="Calibri" style:font-family-asian="Calibri" style:font-pitch-asian="variable" style:font-size-asian="26pt" style:font-name-complex="Cambria" style:font-family-complex="Cambria"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Calibri" style:font-family-asian="Calibri" style:font-pitch-asian="variable" style:font-size-asian="12pt" style:font-name-complex="Times New Roman" style:font-family-complex="'Times New Roman'" style:font-family-generic-complex="roman" style:font-pitch-complex="variable" style:font-size-complex="12pt"/>
    </style:style>
    <style:style style:name="infoblue" style:family="paragraph" style:parent-style-name="Standard">
      <style:paragraph-properties fo:margin-left="1.27cm" fo:margin-right="0cm" fo:margin-top="0cm" fo:margin-bottom="0.212cm" loext:contextual-spacing="false" style:line-height-at-least="0.423cm" fo:text-indent="0cm" style:auto-text-indent="false"/>
      <style:text-properties fo:color="#0000ff" style:font-name="Times New Roman" fo:font-family="'Times New Roman'" style:font-family-generic="roman" style:font-pitch="variable" fo:font-size="10pt" fo:language="en" fo:country="US" fo:font-style="italic" style:font-name-asian="Calibri" style:font-family-asian="Calibri"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List_20_Paragraph" style:display-name="List Paragraph"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635cm" fo:margin-bottom="0cm" loext:contextual-spacing="false">
        <style:tab-stops>
          <style:tab-stop style:position="0.773cm"/>
          <style:tab-stop style:position="16.572cm" style:type="right"/>
        </style:tab-stops>
      </style:paragraph-properties>
      <style:text-properties fo:text-transform="uppercase" style:font-name="Cambria" fo:font-family="Cambria" style:font-pitch="variable" fo:font-size="12pt" fo:font-weight="bold" style:font-size-asian="12pt" style:font-weight-asian="bold" style:font-name-complex="Cambria" style:font-family-complex="Cambria" style:font-pitch-complex="variable" style:font-size-complex="12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margin-top="0cm" fo:margin-bottom="0cm" loext:contextual-spacing="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margin-top="0cm" fo:margin-bottom="0cm" loext:contextual-spacing="false" fo:text-indent="0cm" style:auto-text-indent="false"/>
      <style:text-properties fo:font-size="10pt" style:font-size-asian="10pt" style:font-size-complex="10pt"/>
    </style:style>
    <style:style style:name="Tabletext" style:family="paragraph" style:parent-style-name="Standard">
      <style:paragraph-properties fo:margin-top="0cm" fo:margin-bottom="0.212cm" loext:contextual-spacing="false" style:line-height-at-least="0.423cm" fo:keep-together="always" fo:orphans="0" fo:widows="0"/>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font-size-complex="10pt"/>
    </style:style>
    <style:style style:name="InfoBlue" style:family="paragraph" style:parent-style-name="Standard" style:next-style-name="Text_20_body">
      <style:paragraph-properties fo:margin-top="0cm" fo:margin-bottom="0.212cm" loext:contextual-spacing="false" style:line-height-at-least="0.423cm" fo:orphans="0" fo:widows="0">
        <style:tab-stops>
          <style:tab-stop style:position="0.953cm"/>
          <style:tab-stop style:position="2.223cm"/>
        </style:tab-stops>
      </style:paragraph-properties>
      <style:text-properties fo:color="#0000ff" style:font-name="Times New Roman" fo:font-family="'Times New Roman'" style:font-family-generic="roman" style:font-pitch="variable" fo:font-size="10pt" fo:language="en" fo:country="US" fo:font-style="italic" style:font-size-asian="10pt" style:font-style-asian="italic"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font-size="20pt" fo:language="es" fo:country="ES" style:font-size-asian="20pt" style:font-name-complex="Times New Roman" style:font-family-complex="'Times New Roman'" style:font-family-generic-complex="roman" style:font-pitch-complex="variable" style:font-size-complex="20pt"/>
    </style:style>
    <style:style style:name="WW8Num3z0" style:family="text">
      <style:text-properties style:font-name-complex="Times New Roman" style:font-family-complex="'Times New Roman'" style:font-family-generic-complex="roman" style:font-pitch-complex="variable"/>
    </style:style>
    <style:style style:name="Fuente_20_de_20_párrafo_20_predeter." style:display-name="Fuente de párrafo predeter." style:family="text"/>
    <style:style style:name="Título_20_1_20_Car" style:display-name="Título 1 Car" style:family="text">
      <style:text-properties fo:color="#365f91" style:font-name="Cambria" fo:font-family="Cambria" style:font-pitch="variable" fo:font-size="14pt" fo:language="zxx" fo:country="none"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text-properties fo:color="#4f81bd" style:font-name="Cambria" fo:font-family="Cambria" style:font-pitch="variable" fo:font-size="13pt" fo:language="zxx" fo:country="none"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text-properties fo:color="#4f81bd" style:font-name="Cambria" fo:font-family="Cambria" style:font-pitch="variable" fo:font-size="11pt" fo:language="zxx" fo:country="none"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4_20_Car" style:display-name="Título 4 Car" style:family="text">
      <style:text-properties fo:color="#4f81bd" style:font-name="Cambria" fo:font-family="Cambria" style:font-pitch="variable" fo:font-size="11pt" fo:language="zxx" fo:country="none" fo:font-style="italic" fo:font-weight="bold" style:font-size-asian="11pt" style:font-style-asian="italic" style:font-weight-asian="bold" style:font-name-complex="Times New Roman" style:font-family-complex="'Times New Roman'" style:font-family-generic-complex="roman" style:font-pitch-complex="variable" style:font-size-complex="11pt" style:font-style-complex="italic" style:font-weight-complex="bold"/>
    </style:style>
    <style:style style:name="Título_20_5_20_Car" style:display-name="Título 5 Car" style:family="text">
      <style:text-properties fo:color="#243f60" style:font-name="Cambria" fo:font-family="Cambria" style:font-pitch="variable" fo:font-size="11pt" fo:language="zxx" fo:country="none" style:font-size-asian="11pt" style:font-name-complex="Times New Roman" style:font-family-complex="'Times New Roman'" style:font-family-generic-complex="roman" style:font-pitch-complex="variable" style:font-size-complex="11pt"/>
    </style:style>
    <style:style style:name="Título_20_6_20_Car" style:display-name="Título 6 Car" style:family="text">
      <style:text-properties fo:color="#243f60" style:font-name="Cambria" fo:font-family="Cambria" style:font-pitch="variable" fo:font-size="11pt" fo:language="zxx" fo:country="none"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Título_20_7_20_Car" style:display-name="Título 7 Car" style:family="text">
      <style:text-properties fo:color="#404040" style:font-name="Cambria" fo:font-family="Cambria" style:font-pitch="variable" fo:font-size="11pt" fo:language="zxx" fo:country="none"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Título_20_8_20_Car" style:display-name="Título 8 Car" style:family="text">
      <style:text-properties fo:color="#404040" style:font-name="Cambria" fo:font-family="Cambria" style:font-pitch="variable" fo:language="zxx" fo:country="none" style:font-name-complex="Times New Roman" style:font-family-complex="'Times New Roman'" style:font-family-generic-complex="roman" style:font-pitch-complex="variable"/>
    </style:style>
    <style:style style:name="Título_20_9_20_Car" style:display-name="Título 9 Car" style:family="text">
      <style:text-properties fo:color="#404040" style:font-name="Cambria" fo:font-family="Cambria" style:font-pitch="variable" fo:language="zxx" fo:country="none" fo:font-style="italic" style:font-style-asian="italic" style:font-name-complex="Times New Roman" style:font-family-complex="'Times New Roman'" style:font-family-generic-complex="roman" style:font-pitch-complex="variable" style:font-style-complex="italic"/>
    </style:style>
    <style:style style:name="Texto_20_de_20_globo_20_Car" style:display-name="Texto de globo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Encabezado_20_Car" style:display-name="Encabezado Car" style:family="text">
      <style:text-properties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complex="Times New Roman" style:font-family-complex="'Times New Roman'" style:font-family-generic-complex="roman" style:font-pitch-complex="variable"/>
    </style:style>
    <style:style style:name="Texto_20_de_20_cuerpo_20_Car" style:display-name="Texto de cuerpo Car" style:family="text">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Título_20_Car" style:display-name="Título Car" style:family="text">
      <style:text-properties fo:color="#17365d" style:font-name="Cambria" fo:font-family="Cambria" style:font-pitch="variable" fo:font-size="26pt" fo:letter-spacing="0.009cm" fo:language="zxx" fo:country="none" style:letter-kerning="tru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cm" fo:text-indent="-0.635cm" fo:margin-left="1.2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1cm" fo:text-indent="-0.635cm" fo:margin-left="2.51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78cm" fo:text-indent="-0.635cm" fo:margin-left="3.7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5cm" fo:text-indent="-0.635cm" fo:margin-left="5.0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2cm" fo:text-indent="-0.635cm" fo:margin-left="6.32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59cm" fo:text-indent="-0.635cm" fo:margin-left="7.5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6cm" fo:text-indent="-0.635cm" fo:margin-left="8.8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3cm" fo:text-indent="-0.635cm" fo:margin-left="10.13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1.4cm" fo:text-indent="-0.635cm" fo:margin-left="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cm" fo:margin-right="0cm" fo:text-align="end" style:justify-single-word="false" fo:text-indent="0cm" style:auto-text-indent="false"/>
      <style:text-properties fo:language="es" fo:country="ES" style:language-asian="zxx" style:country-asian="none"/>
    </style:style>
    <style:style style:name="MP2" style:family="paragraph" style:parent-style-name="Header">
      <style:paragraph-properties fo:text-align="center" style:justify-single-word="false"/>
    </style:style>
    <style:style style:name="MP3" style:family="paragraph" style:parent-style-name="Footer">
      <style:paragraph-properties>
        <style:tab-stops>
          <style:tab-stop style:position="7.795cm" style:type="center"/>
        </style:tab-stops>
      </style:paragraph-properties>
    </style:style>
    <style:style style:name="MT1" style:family="text">
      <style:text-properties officeooo:rsid="000e009b"/>
    </style:style>
    <style:page-layout style:name="Mpm1">
      <style:page-layout-properties fo:page-width="21.59cm" fo:page-height="27.94cm" style:num-format="1" style:print-orientation="portrait" fo:margin-top="1.249cm" fo:margin-bottom="1.249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2.499cm" fo:margin-bottom="2.499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Lenguajes Y Sistemas Informáticos <text:s text:c="87"/>Documento de Visión </text:p>
        <text:p text:style-name="Header"/>
      </style:header>
      <style:footer>
        <text:p text:style-name="MP3"><text:span text:style-name="MT1">2019</text:span><text:tab/><text:span text:style-name="MT1">Tu ciudad</text:span><text:tab/><text:tab/><text:tab/><text:tab/><text:tab/><text:page-number text:select-page="current">1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Documento de Visión</dc:title>
    <dc:subject>Documento de Visión de un proyecto</dc:subject>
    <meta:keyword>Visión</meta:keyword>
    <meta:initial-creator>Raúl Coaguila</meta:initial-creator>
    <meta:creation-date>2013-10-07T21:28:00</meta:creation-date>
    <dc:date>2019-10-12T20:04:48.788072939</dc:date>
    <meta:editing-cycles>28</meta:editing-cycles>
    <meta:editing-duration>PT1H58M21S</meta:editing-duration>
    <meta:generator>LibreOffice/6.3.2.2$Linux_X86_64 LibreOffice_project/30$Build-2</meta:generator>
    <meta:document-statistic meta:table-count="11" meta:image-count="0" meta:object-count="0" meta:page-count="12" meta:paragraph-count="174" meta:word-count="1734" meta:character-count="11530" meta:non-whitespace-character-count="9678"/>
  </office:meta>
</office:document-meta>
</file>